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1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office:value-type="string" calcext:value-type="string">
            <text:p>mm_rain</text:p>
          </table:table-cell>
        </table:table-row>
        <table:table-row table:style-name="ro1">
          <table:table-cell table:style-name="ce5" office:value-type="date" office:date-value="2016-01-01" calcext:value-type="date">
            <text:p>01/01/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date" office:date-value="2016-01-02" calcext:value-type="date">
            <text:p>02/01/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5" office:value-type="date" office:date-value="2016-01-03" calcext:value-type="date">
            <text:p>03/01/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date" office:date-value="2016-01-04" calcext:value-type="date">
            <text:p>04/01/16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16-01-05" calcext:value-type="date">
            <text:p>05/0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1-06" calcext:value-type="date">
            <text:p>06/0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1-07" calcext:value-type="date">
            <text:p>07/0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1-08" calcext:value-type="date">
            <text:p>08/0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1-09" calcext:value-type="date">
            <text:p>09/0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1-10" calcext:value-type="date">
            <text:p>10/01/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date" office:date-value="2016-01-11" calcext:value-type="date">
            <text:p>11/01/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date" office:date-value="2016-01-12" calcext:value-type="date">
            <text:p>12/0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1-13" calcext:value-type="date">
            <text:p>13/01/16</text:p>
          </table:table-cell>
          <table:table-cell office:value-type="float" office:value="47.5" calcext:value-type="float">
            <text:p>47,5</text:p>
          </table:table-cell>
        </table:table-row>
        <table:table-row table:style-name="ro1">
          <table:table-cell table:style-name="ce5" office:value-type="date" office:date-value="2016-01-14" calcext:value-type="date">
            <text:p>14/01/16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6-01-15" calcext:value-type="date">
            <text:p>15/01/16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table:style-name="ce5" office:value-type="date" office:date-value="2016-01-16" calcext:value-type="date">
            <text:p>16/01/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5" office:value-type="date" office:date-value="2016-01-17" calcext:value-type="date">
            <text:p>17/0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1-18" calcext:value-type="date">
            <text:p>18/0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1-19" calcext:value-type="date">
            <text:p>19/0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1-20" calcext:value-type="date">
            <text:p>20/01/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5" office:value-type="date" office:date-value="2016-01-21" calcext:value-type="date">
            <text:p>21/0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1-22" calcext:value-type="date">
            <text:p>22/01/1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6-01-23" calcext:value-type="date">
            <text:p>23/0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1-24" calcext:value-type="date">
            <text:p>24/01/1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6-01-25" calcext:value-type="date">
            <text:p>25/01/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6-01-26" calcext:value-type="date">
            <text:p>26/01/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date" office:date-value="2016-01-27" calcext:value-type="date">
            <text:p>27/0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1-28" calcext:value-type="date">
            <text:p>28/0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1-29" calcext:value-type="date">
            <text:p>29/0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1-30" calcext:value-type="date">
            <text:p>30/0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1-31" calcext:value-type="date">
            <text:p>31/0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2-01" calcext:value-type="date">
            <text:p>01/0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2-02" calcext:value-type="date">
            <text:p>02/0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2-03" calcext:value-type="date">
            <text:p>03/0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2-04" calcext:value-type="date">
            <text:p>04/0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2-05" calcext:value-type="date">
            <text:p>05/02/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date" office:date-value="2016-02-06" calcext:value-type="date">
            <text:p>06/02/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16-02-07" calcext:value-type="date">
            <text:p>07/0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2-08" calcext:value-type="date">
            <text:p>08/02/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6-02-09" calcext:value-type="date">
            <text:p>09/02/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16-02-10" calcext:value-type="date">
            <text:p>10/0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2-11" calcext:value-type="date">
            <text:p>11/0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2-12" calcext:value-type="date">
            <text:p>12/02/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16-02-13" calcext:value-type="date">
            <text:p>13/0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2-14" calcext:value-type="date">
            <text:p>14/0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2-15" calcext:value-type="date">
            <text:p>15/0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2-16" calcext:value-type="date">
            <text:p>16/02/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5" office:value-type="date" office:date-value="2016-02-17" calcext:value-type="date">
            <text:p>17/02/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16-02-18" calcext:value-type="date">
            <text:p>18/02/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date" office:date-value="2016-02-19" calcext:value-type="date">
            <text:p>19/0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2-20" calcext:value-type="date">
            <text:p>20/02/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6-02-21" calcext:value-type="date">
            <text:p>21/02/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5" office:value-type="date" office:date-value="2016-02-22" calcext:value-type="date">
            <text:p>22/02/16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table:style-name="ce5" office:value-type="date" office:date-value="2016-02-23" calcext:value-type="date">
            <text:p>23/02/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date" office:date-value="2016-02-24" calcext:value-type="date">
            <text:p>24/02/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date" office:date-value="2016-02-25" calcext:value-type="date">
            <text:p>25/02/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date" office:date-value="2016-02-26" calcext:value-type="date">
            <text:p>26/02/16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table:style-name="ce5" office:value-type="date" office:date-value="2016-02-27" calcext:value-type="date">
            <text:p>27/0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2-28" calcext:value-type="date">
            <text:p>28/0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2-29" calcext:value-type="date">
            <text:p>29/0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3-01" calcext:value-type="date">
            <text:p>01/03/16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6-03-02" calcext:value-type="date">
            <text:p>02/03/16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16-03-03" calcext:value-type="date">
            <text:p>03/03/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5" office:value-type="date" office:date-value="2016-03-04" calcext:value-type="date">
            <text:p>04/03/16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6-03-05" calcext:value-type="date">
            <text:p>05/03/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date" office:date-value="2016-03-06" calcext:value-type="date">
            <text:p>06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3-07" calcext:value-type="date">
            <text:p>07/03/1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table:style-name="ce5" office:value-type="date" office:date-value="2016-03-08" calcext:value-type="date">
            <text:p>08/03/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5" office:value-type="date" office:date-value="2016-03-09" calcext:value-type="date">
            <text:p>09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3-10" calcext:value-type="date">
            <text:p>1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3-11" calcext:value-type="date">
            <text:p>11/03/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5" office:value-type="date" office:date-value="2016-03-12" calcext:value-type="date">
            <text:p>12/03/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date" office:date-value="2016-03-13" calcext:value-type="date">
            <text:p>13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3-14" calcext:value-type="date">
            <text:p>14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3-15" calcext:value-type="date">
            <text:p>15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3-16" calcext:value-type="date">
            <text:p>16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3-17" calcext:value-type="date">
            <text:p>17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3-18" calcext:value-type="date">
            <text:p>18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3-19" calcext:value-type="date">
            <text:p>19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3-20" calcext:value-type="date">
            <text:p>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3-21" calcext:value-type="date">
            <text:p>21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3-22" calcext:value-type="date">
            <text:p>22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3-23" calcext:value-type="date">
            <text:p>23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3-24" calcext:value-type="date">
            <text:p>24/03/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date" office:date-value="2016-03-25" calcext:value-type="date">
            <text:p>25/03/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5" office:value-type="date" office:date-value="2016-03-26" calcext:value-type="date">
            <text:p>26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3-27" calcext:value-type="date">
            <text:p>27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3-28" calcext:value-type="date">
            <text:p>28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3-29" calcext:value-type="date">
            <text:p>29/03/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date" office:date-value="2016-03-30" calcext:value-type="date">
            <text:p>3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3-31" calcext:value-type="date">
            <text:p>31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01" calcext:value-type="date">
            <text:p>01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02" calcext:value-type="date">
            <text:p>02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03" calcext:value-type="date">
            <text:p>03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04" calcext:value-type="date">
            <text:p>04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05" calcext:value-type="date">
            <text:p>05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06" calcext:value-type="date">
            <text:p>06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07" calcext:value-type="date">
            <text:p>07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08" calcext:value-type="date">
            <text:p>08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09" calcext:value-type="date">
            <text:p>09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10" calcext:value-type="date">
            <text:p>10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11" calcext:value-type="date">
            <text:p>11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12" calcext:value-type="date">
            <text:p>12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13" calcext:value-type="date">
            <text:p>13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14" calcext:value-type="date">
            <text:p>14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15" calcext:value-type="date">
            <text:p>15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16" calcext:value-type="date">
            <text:p>16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17" calcext:value-type="date">
            <text:p>17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18" calcext:value-type="date">
            <text:p>18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19" calcext:value-type="date">
            <text:p>19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20" calcext:value-type="date">
            <text:p>20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21" calcext:value-type="date">
            <text:p>21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22" calcext:value-type="date">
            <text:p>22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23" calcext:value-type="date">
            <text:p>23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24" calcext:value-type="date">
            <text:p>24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25" calcext:value-type="date">
            <text:p>25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26" calcext:value-type="date">
            <text:p>26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27" calcext:value-type="date">
            <text:p>27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4-28" calcext:value-type="date">
            <text:p>28/04/1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6-04-29" calcext:value-type="date">
            <text:p>29/04/1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6-04-30" calcext:value-type="date">
            <text:p>30/04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5-01" calcext:value-type="date">
            <text:p>01/05/1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6-05-02" calcext:value-type="date">
            <text:p>02/05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5-03" calcext:value-type="date">
            <text:p>03/05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5-04" calcext:value-type="date">
            <text:p>04/05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5-05" calcext:value-type="date">
            <text:p>05/05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5-06" calcext:value-type="date">
            <text:p>06/05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5-07" calcext:value-type="date">
            <text:p>07/05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5-08" calcext:value-type="date">
            <text:p>08/05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5-09" calcext:value-type="date">
            <text:p>09/05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5-10" calcext:value-type="date">
            <text:p>10/05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5-11" calcext:value-type="date">
            <text:p>11/05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5-12" calcext:value-type="date">
            <text:p>12/05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5-13" calcext:value-type="date">
            <text:p>13/05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5-14" calcext:value-type="date">
            <text:p>14/05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5-15" calcext:value-type="date">
            <text:p>15/05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5-16" calcext:value-type="date">
            <text:p>16/05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5-17" calcext:value-type="date">
            <text:p>17/05/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5" office:value-type="date" office:date-value="2016-05-18" calcext:value-type="date">
            <text:p>18/05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5-19" calcext:value-type="date">
            <text:p>19/05/1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6-05-20" calcext:value-type="date">
            <text:p>20/05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5-21" calcext:value-type="date">
            <text:p>21/05/16</text:p>
          </table:table-cell>
          <table:table-cell office:value-type="float" office:value="27.5" calcext:value-type="float">
            <text:p>27,5</text:p>
          </table:table-cell>
        </table:table-row>
        <table:table-row table:style-name="ro1">
          <table:table-cell table:style-name="ce5" office:value-type="date" office:date-value="2016-05-22" calcext:value-type="date">
            <text:p>22/05/1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6-05-23" calcext:value-type="date">
            <text:p>23/05/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5" office:value-type="date" office:date-value="2016-05-24" calcext:value-type="date">
            <text:p>24/05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5-25" calcext:value-type="date">
            <text:p>25/05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5-26" calcext:value-type="date">
            <text:p>26/05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5-27" calcext:value-type="date">
            <text:p>27/05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5-28" calcext:value-type="date">
            <text:p>28/05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5-29" calcext:value-type="date">
            <text:p>29/05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5-30" calcext:value-type="date">
            <text:p>30/05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5-31" calcext:value-type="date">
            <text:p>31/05/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date" office:date-value="2016-06-01" calcext:value-type="date">
            <text:p>01/06/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date" office:date-value="2016-06-02" calcext:value-type="date">
            <text:p>02/06/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5" office:value-type="date" office:date-value="2016-06-03" calcext:value-type="date">
            <text:p>03/06/16</text:p>
          </table:table-cell>
          <table:table-cell office:value-type="float" office:value="27.5" calcext:value-type="float">
            <text:p>27,5</text:p>
          </table:table-cell>
        </table:table-row>
        <table:table-row table:style-name="ro1">
          <table:table-cell table:style-name="ce5" office:value-type="date" office:date-value="2016-06-04" calcext:value-type="date">
            <text:p>04/06/16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table:style-name="ce5" office:value-type="date" office:date-value="2016-06-05" calcext:value-type="date">
            <text:p>05/06/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6-06-06" calcext:value-type="date">
            <text:p>06/06/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5" office:value-type="date" office:date-value="2016-06-07" calcext:value-type="date">
            <text:p>07/06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6-08" calcext:value-type="date">
            <text:p>08/06/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date" office:date-value="2016-06-09" calcext:value-type="date">
            <text:p>09/06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6-10" calcext:value-type="date">
            <text:p>10/06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6-11" calcext:value-type="date">
            <text:p>11/06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6-12" calcext:value-type="date">
            <text:p>12/06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6-13" calcext:value-type="date">
            <text:p>13/06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6-14" calcext:value-type="date">
            <text:p>14/06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6-15" calcext:value-type="date">
            <text:p>15/06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6-16" calcext:value-type="date">
            <text:p>16/06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6-17" calcext:value-type="date">
            <text:p>17/06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6-18" calcext:value-type="date">
            <text:p>18/06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6-19" calcext:value-type="date">
            <text:p>19/06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6-20" calcext:value-type="date">
            <text:p>20/06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6-21" calcext:value-type="date">
            <text:p>21/06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6-22" calcext:value-type="date">
            <text:p>22/06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6-23" calcext:value-type="date">
            <text:p>23/06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6-24" calcext:value-type="date">
            <text:p>24/06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6-25" calcext:value-type="date">
            <text:p>25/06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6-26" calcext:value-type="date">
            <text:p>26/06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6-27" calcext:value-type="date">
            <text:p>27/06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6-28" calcext:value-type="date">
            <text:p>28/06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6-29" calcext:value-type="date">
            <text:p>29/06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6-30" calcext:value-type="date">
            <text:p>30/06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01" calcext:value-type="date">
            <text:p>01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02" calcext:value-type="date">
            <text:p>02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03" calcext:value-type="date">
            <text:p>03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04" calcext:value-type="date">
            <text:p>04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05" calcext:value-type="date">
            <text:p>05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06" calcext:value-type="date">
            <text:p>06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07" calcext:value-type="date">
            <text:p>07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08" calcext:value-type="date">
            <text:p>08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09" calcext:value-type="date">
            <text:p>09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10" calcext:value-type="date">
            <text:p>10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11" calcext:value-type="date">
            <text:p>11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12" calcext:value-type="date">
            <text:p>12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13" calcext:value-type="date">
            <text:p>13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14" calcext:value-type="date">
            <text:p>14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15" calcext:value-type="date">
            <text:p>15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16" calcext:value-type="date">
            <text:p>16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17" calcext:value-type="date">
            <text:p>17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18" calcext:value-type="date">
            <text:p>18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19" calcext:value-type="date">
            <text:p>19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20" calcext:value-type="date">
            <text:p>20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21" calcext:value-type="date">
            <text:p>21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22" calcext:value-type="date">
            <text:p>22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23" calcext:value-type="date">
            <text:p>23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24" calcext:value-type="date">
            <text:p>24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25" calcext:value-type="date">
            <text:p>25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26" calcext:value-type="date">
            <text:p>26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27" calcext:value-type="date">
            <text:p>27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28" calcext:value-type="date">
            <text:p>28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29" calcext:value-type="date">
            <text:p>29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30" calcext:value-type="date">
            <text:p>30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7-31" calcext:value-type="date">
            <text:p>31/07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01" calcext:value-type="date">
            <text:p>01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02" calcext:value-type="date">
            <text:p>02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03" calcext:value-type="date">
            <text:p>03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04" calcext:value-type="date">
            <text:p>04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05" calcext:value-type="date">
            <text:p>05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06" calcext:value-type="date">
            <text:p>06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07" calcext:value-type="date">
            <text:p>07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08" calcext:value-type="date">
            <text:p>08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09" calcext:value-type="date">
            <text:p>09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10" calcext:value-type="date">
            <text:p>10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11" calcext:value-type="date">
            <text:p>11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12" calcext:value-type="date">
            <text:p>12/08/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date" office:date-value="2016-08-13" calcext:value-type="date">
            <text:p>13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14" calcext:value-type="date">
            <text:p>14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15" calcext:value-type="date">
            <text:p>15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16" calcext:value-type="date">
            <text:p>16/08/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5" office:value-type="date" office:date-value="2016-08-17" calcext:value-type="date">
            <text:p>17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18" calcext:value-type="date">
            <text:p>18/08/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16-08-19" calcext:value-type="date">
            <text:p>19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20" calcext:value-type="date">
            <text:p>20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21" calcext:value-type="date">
            <text:p>21/08/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5" office:value-type="date" office:date-value="2016-08-22" calcext:value-type="date">
            <text:p>22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23" calcext:value-type="date">
            <text:p>23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24" calcext:value-type="date">
            <text:p>24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25" calcext:value-type="date">
            <text:p>25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26" calcext:value-type="date">
            <text:p>26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27" calcext:value-type="date">
            <text:p>27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28" calcext:value-type="date">
            <text:p>28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29" calcext:value-type="date">
            <text:p>29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30" calcext:value-type="date">
            <text:p>30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8-31" calcext:value-type="date">
            <text:p>31/08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01" calcext:value-type="date">
            <text:p>01/09/16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16-09-02" calcext:value-type="date">
            <text:p>02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03" calcext:value-type="date">
            <text:p>03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04" calcext:value-type="date">
            <text:p>04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05" calcext:value-type="date">
            <text:p>05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06" calcext:value-type="date">
            <text:p>06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07" calcext:value-type="date">
            <text:p>07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08" calcext:value-type="date">
            <text:p>08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09" calcext:value-type="date">
            <text:p>09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10" calcext:value-type="date">
            <text:p>10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11" calcext:value-type="date">
            <text:p>11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12" calcext:value-type="date">
            <text:p>12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13" calcext:value-type="date">
            <text:p>13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14" calcext:value-type="date">
            <text:p>14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15" calcext:value-type="date">
            <text:p>15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16" calcext:value-type="date">
            <text:p>16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17" calcext:value-type="date">
            <text:p>17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18" calcext:value-type="date">
            <text:p>18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19" calcext:value-type="date">
            <text:p>19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20" calcext:value-type="date">
            <text:p>20/09/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6-09-21" calcext:value-type="date">
            <text:p>21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22" calcext:value-type="date">
            <text:p>22/09/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date" office:date-value="2016-09-23" calcext:value-type="date">
            <text:p>23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24" calcext:value-type="date">
            <text:p>24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25" calcext:value-type="date">
            <text:p>25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26" calcext:value-type="date">
            <text:p>26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27" calcext:value-type="date">
            <text:p>27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28" calcext:value-type="date">
            <text:p>28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29" calcext:value-type="date">
            <text:p>29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09-30" calcext:value-type="date">
            <text:p>30/09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0-01" calcext:value-type="date">
            <text:p>01/10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0-02" calcext:value-type="date">
            <text:p>02/10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0-03" calcext:value-type="date">
            <text:p>03/10/16</text:p>
          </table:table-cell>
          <table:table-cell office:value-type="float" office:value="26.5" calcext:value-type="float">
            <text:p>26,5</text:p>
          </table:table-cell>
        </table:table-row>
        <table:table-row table:style-name="ro1">
          <table:table-cell table:style-name="ce5" office:value-type="date" office:date-value="2016-10-04" calcext:value-type="date">
            <text:p>04/10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0-05" calcext:value-type="date">
            <text:p>05/10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0-06" calcext:value-type="date">
            <text:p>06/10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0-07" calcext:value-type="date">
            <text:p>07/10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0-08" calcext:value-type="date">
            <text:p>08/10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0-09" calcext:value-type="date">
            <text:p>09/10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0-10" calcext:value-type="date">
            <text:p>10/10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0-11" calcext:value-type="date">
            <text:p>11/10/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date" office:date-value="2016-10-12" calcext:value-type="date">
            <text:p>12/10/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date" office:date-value="2016-10-13" calcext:value-type="date">
            <text:p>13/10/16</text:p>
          </table:table-cell>
          <table:table-cell office:value-type="float" office:value="27.5" calcext:value-type="float">
            <text:p>27,5</text:p>
          </table:table-cell>
        </table:table-row>
        <table:table-row table:style-name="ro1">
          <table:table-cell table:style-name="ce5" office:value-type="date" office:date-value="2016-10-14" calcext:value-type="date">
            <text:p>14/10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0-15" calcext:value-type="date">
            <text:p>15/10/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date" office:date-value="2016-10-16" calcext:value-type="date">
            <text:p>16/10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0-17" calcext:value-type="date">
            <text:p>17/10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0-18" calcext:value-type="date">
            <text:p>18/10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0-19" calcext:value-type="date">
            <text:p>19/10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0-20" calcext:value-type="date">
            <text:p>20/10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0-21" calcext:value-type="date">
            <text:p>21/10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0-22" calcext:value-type="date">
            <text:p>22/10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0-23" calcext:value-type="date">
            <text:p>23/10/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date" office:date-value="2016-10-24" calcext:value-type="date">
            <text:p>24/10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0-25" calcext:value-type="date">
            <text:p>25/10/16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 table:style-name="ce5" office:value-type="date" office:date-value="2016-10-26" calcext:value-type="date">
            <text:p>26/10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0-27" calcext:value-type="date">
            <text:p>27/10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0-28" calcext:value-type="date">
            <text:p>28/10/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16-10-29" calcext:value-type="date">
            <text:p>29/10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0-30" calcext:value-type="date">
            <text:p>30/10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0-31" calcext:value-type="date">
            <text:p>31/10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1-01" calcext:value-type="date">
            <text:p>01/1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1-02" calcext:value-type="date">
            <text:p>02/11/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date" office:date-value="2016-11-03" calcext:value-type="date">
            <text:p>03/1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1-04" calcext:value-type="date">
            <text:p>04/1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1-05" calcext:value-type="date">
            <text:p>05/11/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6-11-06" calcext:value-type="date">
            <text:p>06/11/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date" office:date-value="2016-11-07" calcext:value-type="date">
            <text:p>07/11/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date" office:date-value="2016-11-08" calcext:value-type="date">
            <text:p>08/1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1-09" calcext:value-type="date">
            <text:p>09/1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1-10" calcext:value-type="date">
            <text:p>10/11/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date" office:date-value="2016-11-11" calcext:value-type="date">
            <text:p>11/1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1-12" calcext:value-type="date">
            <text:p>12/11/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date" office:date-value="2016-11-13" calcext:value-type="date">
            <text:p>13/11/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date" office:date-value="2016-11-14" calcext:value-type="date">
            <text:p>14/11/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5" office:value-type="date" office:date-value="2016-11-15" calcext:value-type="date">
            <text:p>15/11/16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6-11-16" calcext:value-type="date">
            <text:p>16/1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1-17" calcext:value-type="date">
            <text:p>17/1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1-18" calcext:value-type="date">
            <text:p>18/1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1-19" calcext:value-type="date">
            <text:p>19/1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1-20" calcext:value-type="date">
            <text:p>20/1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1-21" calcext:value-type="date">
            <text:p>21/1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1-22" calcext:value-type="date">
            <text:p>22/1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1-23" calcext:value-type="date">
            <text:p>23/1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1-24" calcext:value-type="date">
            <text:p>24/1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1-25" calcext:value-type="date">
            <text:p>25/1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1-26" calcext:value-type="date">
            <text:p>26/1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1-27" calcext:value-type="date">
            <text:p>27/1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1-28" calcext:value-type="date">
            <text:p>28/11/16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16-11-29" calcext:value-type="date">
            <text:p>29/11/16</text:p>
          </table:table-cell>
          <table:table-cell office:value-type="float" office:value="16.5" calcext:value-type="float">
            <text:p>16,5</text:p>
          </table:table-cell>
        </table:table-row>
        <table:table-row table:style-name="ro1">
          <table:table-cell table:style-name="ce5" office:value-type="date" office:date-value="2016-11-30" calcext:value-type="date">
            <text:p>30/1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2-01" calcext:value-type="date">
            <text:p>01/1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2-02" calcext:value-type="date">
            <text:p>02/1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2-03" calcext:value-type="date">
            <text:p>03/12/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date" office:date-value="2016-12-04" calcext:value-type="date">
            <text:p>04/12/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5" office:value-type="date" office:date-value="2016-12-05" calcext:value-type="date">
            <text:p>05/12/16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table:style-name="ce5" office:value-type="date" office:date-value="2016-12-06" calcext:value-type="date">
            <text:p>06/1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2-07" calcext:value-type="date">
            <text:p>07/1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2-08" calcext:value-type="date">
            <text:p>08/1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2-09" calcext:value-type="date">
            <text:p>09/12/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date" office:date-value="2016-12-10" calcext:value-type="date">
            <text:p>10/12/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5" office:value-type="date" office:date-value="2016-12-11" calcext:value-type="date">
            <text:p>11/12/1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6-12-12" calcext:value-type="date">
            <text:p>12/12/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date" office:date-value="2016-12-13" calcext:value-type="date">
            <text:p>13/12/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6-12-14" calcext:value-type="date">
            <text:p>14/12/16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6-12-15" calcext:value-type="date">
            <text:p>15/12/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5" office:value-type="date" office:date-value="2016-12-16" calcext:value-type="date">
            <text:p>16/12/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date" office:date-value="2016-12-17" calcext:value-type="date">
            <text:p>17/1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2-18" calcext:value-type="date">
            <text:p>18/1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2-19" calcext:value-type="date">
            <text:p>19/1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2-20" calcext:value-type="date">
            <text:p>20/1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2-21" calcext:value-type="date">
            <text:p>21/1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2-22" calcext:value-type="date">
            <text:p>22/1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2-23" calcext:value-type="date">
            <text:p>23/1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2-24" calcext:value-type="date">
            <text:p>24/1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2-25" calcext:value-type="date">
            <text:p>25/12/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5" office:value-type="date" office:date-value="2016-12-26" calcext:value-type="date">
            <text:p>26/12/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date" office:date-value="2016-12-27" calcext:value-type="date">
            <text:p>27/1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2-28" calcext:value-type="date">
            <text:p>28/1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2-29" calcext:value-type="date">
            <text:p>29/1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6-12-30" calcext:value-type="date">
            <text:p>30/12/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date" office:date-value="2016-12-31" calcext:value-type="date">
            <text:p>31/12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1-01" calcext:value-type="date">
            <text:p>01/0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1-02" calcext:value-type="date">
            <text:p>02/01/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date" office:date-value="2017-01-03" calcext:value-type="date">
            <text:p>03/0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1-04" calcext:value-type="date">
            <text:p>04/01/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17-01-05" calcext:value-type="date">
            <text:p>05/0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1-06" calcext:value-type="date">
            <text:p>06/0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1-07" calcext:value-type="date">
            <text:p>07/0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1-08" calcext:value-type="date">
            <text:p>08/01/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date" office:date-value="2017-01-09" calcext:value-type="date">
            <text:p>09/0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1-10" calcext:value-type="date">
            <text:p>10/01/17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7-01-11" calcext:value-type="date">
            <text:p>11/01/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5" office:value-type="date" office:date-value="2017-01-12" calcext:value-type="date">
            <text:p>12/0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1-13" calcext:value-type="date">
            <text:p>13/01/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date" office:date-value="2017-01-14" calcext:value-type="date">
            <text:p>14/0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1-15" calcext:value-type="date">
            <text:p>15/01/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7-01-16" calcext:value-type="date">
            <text:p>16/01/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date" office:date-value="2017-01-17" calcext:value-type="date">
            <text:p>17/01/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5" office:value-type="date" office:date-value="2017-01-18" calcext:value-type="date">
            <text:p>18/01/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date" office:date-value="2017-01-19" calcext:value-type="date">
            <text:p>19/01/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date" office:date-value="2017-01-20" calcext:value-type="date">
            <text:p>20/01/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17-01-21" calcext:value-type="date">
            <text:p>21/01/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date" office:date-value="2017-01-22" calcext:value-type="date">
            <text:p>22/01/17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7-01-23" calcext:value-type="date">
            <text:p>23/01/17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17-01-24" calcext:value-type="date">
            <text:p>24/01/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5" office:value-type="date" office:date-value="2017-01-25" calcext:value-type="date">
            <text:p>25/01/17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7-01-26" calcext:value-type="date">
            <text:p>26/01/17</text:p>
          </table:table-cell>
          <table:table-cell office:value-type="float" office:value="16.5" calcext:value-type="float">
            <text:p>16,5</text:p>
          </table:table-cell>
        </table:table-row>
        <table:table-row table:style-name="ro1">
          <table:table-cell table:style-name="ce5" office:value-type="date" office:date-value="2017-01-27" calcext:value-type="date">
            <text:p>27/01/1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7-01-28" calcext:value-type="date">
            <text:p>28/0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1-29" calcext:value-type="date">
            <text:p>29/0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1-30" calcext:value-type="date">
            <text:p>30/0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1-31" calcext:value-type="date">
            <text:p>31/0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2-01" calcext:value-type="date">
            <text:p>01/02/1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7-02-02" calcext:value-type="date">
            <text:p>02/02/17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7-02-03" calcext:value-type="date">
            <text:p>03/02/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5" office:value-type="date" office:date-value="2017-02-04" calcext:value-type="date">
            <text:p>04/02/1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7-02-05" calcext:value-type="date">
            <text:p>05/0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2-06" calcext:value-type="date">
            <text:p>06/02/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date" office:date-value="2017-02-07" calcext:value-type="date">
            <text:p>07/02/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date" office:date-value="2017-02-08" calcext:value-type="date">
            <text:p>08/0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2-09" calcext:value-type="date">
            <text:p>09/0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2-10" calcext:value-type="date">
            <text:p>10/0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2-11" calcext:value-type="date">
            <text:p>11/0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2-12" calcext:value-type="date">
            <text:p>12/0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2-13" calcext:value-type="date">
            <text:p>13/0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2-14" calcext:value-type="date">
            <text:p>14/0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2-15" calcext:value-type="date">
            <text:p>15/0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2-16" calcext:value-type="date">
            <text:p>16/0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2-17" calcext:value-type="date">
            <text:p>17/0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2-18" calcext:value-type="date">
            <text:p>18/0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2-19" calcext:value-type="date">
            <text:p>19/0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2-20" calcext:value-type="date">
            <text:p>20/0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2-21" calcext:value-type="date">
            <text:p>21/0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2-22" calcext:value-type="date">
            <text:p>22/0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2-23" calcext:value-type="date">
            <text:p>23/0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2-24" calcext:value-type="date">
            <text:p>24/0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2-25" calcext:value-type="date">
            <text:p>25/02/17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17-02-26" calcext:value-type="date">
            <text:p>26/0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2-27" calcext:value-type="date">
            <text:p>27/0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2-28" calcext:value-type="date">
            <text:p>28/02/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date" office:date-value="2017-03-01" calcext:value-type="date">
            <text:p>01/03/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17-03-02" calcext:value-type="date">
            <text:p>02/03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3-03" calcext:value-type="date">
            <text:p>03/03/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7-03-04" calcext:value-type="date">
            <text:p>04/03/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5" office:value-type="date" office:date-value="2017-03-05" calcext:value-type="date">
            <text:p>05/03/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5" office:value-type="date" office:date-value="2017-03-06" calcext:value-type="date">
            <text:p>06/03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3-07" calcext:value-type="date">
            <text:p>07/03/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17-03-08" calcext:value-type="date">
            <text:p>08/03/1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7-03-09" calcext:value-type="date">
            <text:p>09/03/1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7-03-10" calcext:value-type="date">
            <text:p>10/03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3-11" calcext:value-type="date">
            <text:p>11/03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3-12" calcext:value-type="date">
            <text:p>12/03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3-13" calcext:value-type="date">
            <text:p>13/03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3-14" calcext:value-type="date">
            <text:p>14/03/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5" office:value-type="date" office:date-value="2017-03-15" calcext:value-type="date">
            <text:p>15/03/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date" office:date-value="2017-03-16" calcext:value-type="date">
            <text:p>16/03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3-17" calcext:value-type="date">
            <text:p>17/03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3-18" calcext:value-type="date">
            <text:p>18/03/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17-03-19" calcext:value-type="date">
            <text:p>19/03/17</text:p>
          </table:table-cell>
          <table:table-cell office:value-type="float" office:value="27.5" calcext:value-type="float">
            <text:p>27,5</text:p>
          </table:table-cell>
        </table:table-row>
        <table:table-row table:style-name="ro1">
          <table:table-cell table:style-name="ce5" office:value-type="date" office:date-value="2017-03-20" calcext:value-type="date">
            <text:p>20/03/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5" office:value-type="date" office:date-value="2017-03-21" calcext:value-type="date">
            <text:p>21/03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3-22" calcext:value-type="date">
            <text:p>22/03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3-23" calcext:value-type="date">
            <text:p>23/03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3-24" calcext:value-type="date">
            <text:p>24/03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3-25" calcext:value-type="date">
            <text:p>25/03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3-26" calcext:value-type="date">
            <text:p>26/03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3-27" calcext:value-type="date">
            <text:p>27/03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3-28" calcext:value-type="date">
            <text:p>28/03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3-29" calcext:value-type="date">
            <text:p>29/03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3-30" calcext:value-type="date">
            <text:p>30/03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3-31" calcext:value-type="date">
            <text:p>31/03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4-01" calcext:value-type="date">
            <text:p>01/04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4-02" calcext:value-type="date">
            <text:p>02/04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4-03" calcext:value-type="date">
            <text:p>03/04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4-04" calcext:value-type="date">
            <text:p>04/04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4-05" calcext:value-type="date">
            <text:p>05/04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4-06" calcext:value-type="date">
            <text:p>06/04/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date" office:date-value="2017-04-07" calcext:value-type="date">
            <text:p>07/04/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17-04-08" calcext:value-type="date">
            <text:p>08/04/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17-04-09" calcext:value-type="date">
            <text:p>09/04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4-10" calcext:value-type="date">
            <text:p>10/04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4-11" calcext:value-type="date">
            <text:p>11/04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4-12" calcext:value-type="date">
            <text:p>12/04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4-13" calcext:value-type="date">
            <text:p>13/04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4-14" calcext:value-type="date">
            <text:p>14/04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4-15" calcext:value-type="date">
            <text:p>15/04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4-16" calcext:value-type="date">
            <text:p>16/04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4-17" calcext:value-type="date">
            <text:p>17/04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4-18" calcext:value-type="date">
            <text:p>18/04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4-19" calcext:value-type="date">
            <text:p>19/04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4-20" calcext:value-type="date">
            <text:p>20/04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4-21" calcext:value-type="date">
            <text:p>21/04/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date" office:date-value="2017-04-22" calcext:value-type="date">
            <text:p>22/04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4-23" calcext:value-type="date">
            <text:p>23/04/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date" office:date-value="2017-04-24" calcext:value-type="date">
            <text:p>24/04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4-25" calcext:value-type="date">
            <text:p>25/04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4-26" calcext:value-type="date">
            <text:p>26/04/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7-04-27" calcext:value-type="date">
            <text:p>27/04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4-28" calcext:value-type="date">
            <text:p>28/04/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7-04-29" calcext:value-type="date">
            <text:p>29/04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4-30" calcext:value-type="date">
            <text:p>30/04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01" calcext:value-type="date">
            <text:p>01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02" calcext:value-type="date">
            <text:p>02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03" calcext:value-type="date">
            <text:p>03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04" calcext:value-type="date">
            <text:p>04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05" calcext:value-type="date">
            <text:p>05/05/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date" office:date-value="2017-05-06" calcext:value-type="date">
            <text:p>06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07" calcext:value-type="date">
            <text:p>07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08" calcext:value-type="date">
            <text:p>08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09" calcext:value-type="date">
            <text:p>09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10" calcext:value-type="date">
            <text:p>10/05/17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table:style-name="ce5" office:value-type="date" office:date-value="2017-05-11" calcext:value-type="date">
            <text:p>11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12" calcext:value-type="date">
            <text:p>12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13" calcext:value-type="date">
            <text:p>13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14" calcext:value-type="date">
            <text:p>14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15" calcext:value-type="date">
            <text:p>15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16" calcext:value-type="date">
            <text:p>16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17" calcext:value-type="date">
            <text:p>17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18" calcext:value-type="date">
            <text:p>18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19" calcext:value-type="date">
            <text:p>19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20" calcext:value-type="date">
            <text:p>20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21" calcext:value-type="date">
            <text:p>21/05/17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table:style-name="ce5" office:value-type="date" office:date-value="2017-05-22" calcext:value-type="date">
            <text:p>22/05/17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table:style-name="ce5" office:value-type="date" office:date-value="2017-05-23" calcext:value-type="date">
            <text:p>23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24" calcext:value-type="date">
            <text:p>24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25" calcext:value-type="date">
            <text:p>25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26" calcext:value-type="date">
            <text:p>26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27" calcext:value-type="date">
            <text:p>27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28" calcext:value-type="date">
            <text:p>28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29" calcext:value-type="date">
            <text:p>29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30" calcext:value-type="date">
            <text:p>30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5-31" calcext:value-type="date">
            <text:p>31/05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6-01" calcext:value-type="date">
            <text:p>01/06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6-02" calcext:value-type="date">
            <text:p>02/06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6-03" calcext:value-type="date">
            <text:p>03/06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6-04" calcext:value-type="date">
            <text:p>04/06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6-05" calcext:value-type="date">
            <text:p>05/06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6-06" calcext:value-type="date">
            <text:p>06/06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6-07" calcext:value-type="date">
            <text:p>07/06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6-08" calcext:value-type="date">
            <text:p>08/06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6-09" calcext:value-type="date">
            <text:p>09/06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6-10" calcext:value-type="date">
            <text:p>10/06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6-11" calcext:value-type="date">
            <text:p>11/06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6-12" calcext:value-type="date">
            <text:p>12/06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6-13" calcext:value-type="date">
            <text:p>13/06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6-14" calcext:value-type="date">
            <text:p>14/06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6-15" calcext:value-type="date">
            <text:p>15/06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6-16" calcext:value-type="date">
            <text:p>16/06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6-17" calcext:value-type="date">
            <text:p>17/06/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date" office:date-value="2017-06-18" calcext:value-type="date">
            <text:p>18/06/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5" office:value-type="date" office:date-value="2017-06-19" calcext:value-type="date">
            <text:p>19/06/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date" office:date-value="2017-06-20" calcext:value-type="date">
            <text:p>20/06/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date" office:date-value="2017-06-21" calcext:value-type="date">
            <text:p>21/06/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17-06-22" calcext:value-type="date">
            <text:p>22/06/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date" office:date-value="2017-06-23" calcext:value-type="date">
            <text:p>23/06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6-24" calcext:value-type="date">
            <text:p>24/06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6-25" calcext:value-type="date">
            <text:p>25/06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6-26" calcext:value-type="date">
            <text:p>26/06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6-27" calcext:value-type="date">
            <text:p>27/06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6-28" calcext:value-type="date">
            <text:p>28/06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6-29" calcext:value-type="date">
            <text:p>29/06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6-30" calcext:value-type="date">
            <text:p>30/06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01" calcext:value-type="date">
            <text:p>01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02" calcext:value-type="date">
            <text:p>02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03" calcext:value-type="date">
            <text:p>03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04" calcext:value-type="date">
            <text:p>04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05" calcext:value-type="date">
            <text:p>05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06" calcext:value-type="date">
            <text:p>06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07" calcext:value-type="date">
            <text:p>07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08" calcext:value-type="date">
            <text:p>08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09" calcext:value-type="date">
            <text:p>09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10" calcext:value-type="date">
            <text:p>10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11" calcext:value-type="date">
            <text:p>11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12" calcext:value-type="date">
            <text:p>12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13" calcext:value-type="date">
            <text:p>13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14" calcext:value-type="date">
            <text:p>14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15" calcext:value-type="date">
            <text:p>15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16" calcext:value-type="date">
            <text:p>16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17" calcext:value-type="date">
            <text:p>17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18" calcext:value-type="date">
            <text:p>18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19" calcext:value-type="date">
            <text:p>19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20" calcext:value-type="date">
            <text:p>20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21" calcext:value-type="date">
            <text:p>21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22" calcext:value-type="date">
            <text:p>22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23" calcext:value-type="date">
            <text:p>23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24" calcext:value-type="date">
            <text:p>24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25" calcext:value-type="date">
            <text:p>25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26" calcext:value-type="date">
            <text:p>26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27" calcext:value-type="date">
            <text:p>27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28" calcext:value-type="date">
            <text:p>28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29" calcext:value-type="date">
            <text:p>29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30" calcext:value-type="date">
            <text:p>30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7-31" calcext:value-type="date">
            <text:p>31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01" calcext:value-type="date">
            <text:p>01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02" calcext:value-type="date">
            <text:p>02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03" calcext:value-type="date">
            <text:p>03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04" calcext:value-type="date">
            <text:p>04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05" calcext:value-type="date">
            <text:p>05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06" calcext:value-type="date">
            <text:p>06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07" calcext:value-type="date">
            <text:p>07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08" calcext:value-type="date">
            <text:p>08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09" calcext:value-type="date">
            <text:p>09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10" calcext:value-type="date">
            <text:p>10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11" calcext:value-type="date">
            <text:p>11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12" calcext:value-type="date">
            <text:p>12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13" calcext:value-type="date">
            <text:p>13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14" calcext:value-type="date">
            <text:p>14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15" calcext:value-type="date">
            <text:p>15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16" calcext:value-type="date">
            <text:p>16/08/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date" office:date-value="2017-08-17" calcext:value-type="date">
            <text:p>17/08/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date" office:date-value="2017-08-18" calcext:value-type="date">
            <text:p>18/08/1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7-08-19" calcext:value-type="date">
            <text:p>19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20" calcext:value-type="date">
            <text:p>20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21" calcext:value-type="date">
            <text:p>21/08/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7-08-22" calcext:value-type="date">
            <text:p>22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23" calcext:value-type="date">
            <text:p>23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24" calcext:value-type="date">
            <text:p>24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25" calcext:value-type="date">
            <text:p>25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26" calcext:value-type="date">
            <text:p>26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27" calcext:value-type="date">
            <text:p>27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28" calcext:value-type="date">
            <text:p>28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29" calcext:value-type="date">
            <text:p>29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30" calcext:value-type="date">
            <text:p>30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8-31" calcext:value-type="date">
            <text:p>31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01" calcext:value-type="date">
            <text:p>01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02" calcext:value-type="date">
            <text:p>02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03" calcext:value-type="date">
            <text:p>03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04" calcext:value-type="date">
            <text:p>04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05" calcext:value-type="date">
            <text:p>05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06" calcext:value-type="date">
            <text:p>06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07" calcext:value-type="date">
            <text:p>07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08" calcext:value-type="date">
            <text:p>08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09" calcext:value-type="date">
            <text:p>09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10" calcext:value-type="date">
            <text:p>10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11" calcext:value-type="date">
            <text:p>11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12" calcext:value-type="date">
            <text:p>12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13" calcext:value-type="date">
            <text:p>13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14" calcext:value-type="date">
            <text:p>14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15" calcext:value-type="date">
            <text:p>15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16" calcext:value-type="date">
            <text:p>16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17" calcext:value-type="date">
            <text:p>17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18" calcext:value-type="date">
            <text:p>18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19" calcext:value-type="date">
            <text:p>19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20" calcext:value-type="date">
            <text:p>20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21" calcext:value-type="date">
            <text:p>21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22" calcext:value-type="date">
            <text:p>22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23" calcext:value-type="date">
            <text:p>23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24" calcext:value-type="date">
            <text:p>24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25" calcext:value-type="date">
            <text:p>25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26" calcext:value-type="date">
            <text:p>26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27" calcext:value-type="date">
            <text:p>27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28" calcext:value-type="date">
            <text:p>28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29" calcext:value-type="date">
            <text:p>29/09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09-30" calcext:value-type="date">
            <text:p>30/09/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5" office:value-type="date" office:date-value="2017-10-01" calcext:value-type="date">
            <text:p>01/10/17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table:style-name="ce5" office:value-type="date" office:date-value="2017-10-02" calcext:value-type="date">
            <text:p>02/10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0-03" calcext:value-type="date">
            <text:p>03/10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0-04" calcext:value-type="date">
            <text:p>04/10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0-05" calcext:value-type="date">
            <text:p>05/10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0-06" calcext:value-type="date">
            <text:p>06/10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0-07" calcext:value-type="date">
            <text:p>07/10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0-08" calcext:value-type="date">
            <text:p>08/10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0-09" calcext:value-type="date">
            <text:p>09/10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0-10" calcext:value-type="date">
            <text:p>10/10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0-11" calcext:value-type="date">
            <text:p>11/10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0-12" calcext:value-type="date">
            <text:p>12/10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0-13" calcext:value-type="date">
            <text:p>13/10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0-14" calcext:value-type="date">
            <text:p>14/10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0-15" calcext:value-type="date">
            <text:p>15/10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0-16" calcext:value-type="date">
            <text:p>16/10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0-17" calcext:value-type="date">
            <text:p>17/10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0-18" calcext:value-type="date">
            <text:p>18/10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0-19" calcext:value-type="date">
            <text:p>19/10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0-20" calcext:value-type="date">
            <text:p>20/10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0-21" calcext:value-type="date">
            <text:p>21/10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0-22" calcext:value-type="date">
            <text:p>22/10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0-23" calcext:value-type="date">
            <text:p>23/10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0-24" calcext:value-type="date">
            <text:p>24/10/1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7-10-25" calcext:value-type="date">
            <text:p>25/10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0-26" calcext:value-type="date">
            <text:p>26/10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0-27" calcext:value-type="date">
            <text:p>27/10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0-28" calcext:value-type="date">
            <text:p>28/10/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17-10-29" calcext:value-type="date">
            <text:p>29/10/1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7-10-30" calcext:value-type="date">
            <text:p>30/10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0-31" calcext:value-type="date">
            <text:p>31/10/17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17-11-01" calcext:value-type="date">
            <text:p>01/1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1-02" calcext:value-type="date">
            <text:p>02/1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1-03" calcext:value-type="date">
            <text:p>03/11/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date" office:date-value="2017-11-04" calcext:value-type="date">
            <text:p>04/11/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7-11-05" calcext:value-type="date">
            <text:p>05/1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1-06" calcext:value-type="date">
            <text:p>06/1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1-07" calcext:value-type="date">
            <text:p>07/1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1-08" calcext:value-type="date">
            <text:p>08/1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1-09" calcext:value-type="date">
            <text:p>09/1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1-10" calcext:value-type="date">
            <text:p>10/1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1-11" calcext:value-type="date">
            <text:p>11/1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1-12" calcext:value-type="date">
            <text:p>12/11/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17-11-13" calcext:value-type="date">
            <text:p>13/11/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7-11-14" calcext:value-type="date">
            <text:p>14/1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1-15" calcext:value-type="date">
            <text:p>15/1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1-16" calcext:value-type="date">
            <text:p>16/1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1-17" calcext:value-type="date">
            <text:p>17/1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1-18" calcext:value-type="date">
            <text:p>18/11/17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table:style-name="ce5" office:value-type="date" office:date-value="2017-11-19" calcext:value-type="date">
            <text:p>19/11/1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5" office:value-type="date" office:date-value="2017-11-20" calcext:value-type="date">
            <text:p>20/11/1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5" office:value-type="date" office:date-value="2017-11-21" calcext:value-type="date">
            <text:p>21/11/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17-11-22" calcext:value-type="date">
            <text:p>22/11/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5" office:value-type="date" office:date-value="2017-11-23" calcext:value-type="date">
            <text:p>23/11/17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table:style-name="ce5" office:value-type="date" office:date-value="2017-11-24" calcext:value-type="date">
            <text:p>24/1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1-25" calcext:value-type="date">
            <text:p>25/1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1-26" calcext:value-type="date">
            <text:p>26/11/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date" office:date-value="2017-11-27" calcext:value-type="date">
            <text:p>27/1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1-28" calcext:value-type="date">
            <text:p>28/1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1-29" calcext:value-type="date">
            <text:p>29/1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1-30" calcext:value-type="date">
            <text:p>30/1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2-01" calcext:value-type="date">
            <text:p>01/12/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17-12-02" calcext:value-type="date">
            <text:p>02/12/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17-12-03" calcext:value-type="date">
            <text:p>03/12/17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17-12-04" calcext:value-type="date">
            <text:p>04/12/17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17-12-05" calcext:value-type="date">
            <text:p>05/12/17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17-12-06" calcext:value-type="date">
            <text:p>06/1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2-07" calcext:value-type="date">
            <text:p>07/12/17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17-12-08" calcext:value-type="date">
            <text:p>08/12/1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7-12-09" calcext:value-type="date">
            <text:p>09/1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2-10" calcext:value-type="date">
            <text:p>10/1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2-11" calcext:value-type="date">
            <text:p>11/1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2-12" calcext:value-type="date">
            <text:p>12/1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2-13" calcext:value-type="date">
            <text:p>13/1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2-14" calcext:value-type="date">
            <text:p>14/1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2-15" calcext:value-type="date">
            <text:p>15/1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2-16" calcext:value-type="date">
            <text:p>16/1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2-17" calcext:value-type="date">
            <text:p>17/1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2-18" calcext:value-type="date">
            <text:p>18/1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2-19" calcext:value-type="date">
            <text:p>19/1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2-20" calcext:value-type="date">
            <text:p>20/1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2-21" calcext:value-type="date">
            <text:p>21/1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2-22" calcext:value-type="date">
            <text:p>22/1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2-23" calcext:value-type="date">
            <text:p>23/1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2-24" calcext:value-type="date">
            <text:p>24/1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2-25" calcext:value-type="date">
            <text:p>25/1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2-26" calcext:value-type="date">
            <text:p>26/1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2-27" calcext:value-type="date">
            <text:p>27/1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2-28" calcext:value-type="date">
            <text:p>28/12/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5" office:value-type="date" office:date-value="2017-12-29" calcext:value-type="date">
            <text:p>29/12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7-12-30" calcext:value-type="date">
            <text:p>30/12/17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table:style-name="ce5" office:value-type="date" office:date-value="2017-12-31" calcext:value-type="date">
            <text:p>31/12/17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table:style-name="ce5" office:value-type="date" office:date-value="2018-01-01" calcext:value-type="date">
            <text:p>01/01/1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8-01-02" calcext:value-type="date">
            <text:p>02/01/18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table:style-name="ce5" office:value-type="date" office:date-value="2018-01-03" calcext:value-type="date">
            <text:p>03/01/18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18-01-04" calcext:value-type="date">
            <text:p>04/01/18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8-01-05" calcext:value-type="date">
            <text:p>05/0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1-06" calcext:value-type="date">
            <text:p>06/01/1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8-01-07" calcext:value-type="date">
            <text:p>07/01/18</text:p>
          </table:table-cell>
          <table:table-cell office:value-type="float" office:value="27.5" calcext:value-type="float">
            <text:p>27,5</text:p>
          </table:table-cell>
        </table:table-row>
        <table:table-row table:style-name="ro1">
          <table:table-cell table:style-name="ce5" office:value-type="date" office:date-value="2018-01-08" calcext:value-type="date">
            <text:p>08/01/18</text:p>
          </table:table-cell>
          <table:table-cell office:value-type="float" office:value="27.5" calcext:value-type="float">
            <text:p>27,5</text:p>
          </table:table-cell>
        </table:table-row>
        <table:table-row table:style-name="ro1">
          <table:table-cell table:style-name="ce5" office:value-type="date" office:date-value="2018-01-09" calcext:value-type="date">
            <text:p>09/01/18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8-01-10" calcext:value-type="date">
            <text:p>10/0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1-11" calcext:value-type="date">
            <text:p>11/0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1-12" calcext:value-type="date">
            <text:p>12/01/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5" office:value-type="date" office:date-value="2018-01-13" calcext:value-type="date">
            <text:p>13/0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1-14" calcext:value-type="date">
            <text:p>14/01/18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18-01-15" calcext:value-type="date">
            <text:p>15/01/18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18-01-16" calcext:value-type="date">
            <text:p>16/0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1-17" calcext:value-type="date">
            <text:p>17/0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1-18" calcext:value-type="date">
            <text:p>18/01/1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8-01-19" calcext:value-type="date">
            <text:p>19/0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1-20" calcext:value-type="date">
            <text:p>20/0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1-21" calcext:value-type="date">
            <text:p>21/0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1-22" calcext:value-type="date">
            <text:p>22/0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1-23" calcext:value-type="date">
            <text:p>23/0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1-24" calcext:value-type="date">
            <text:p>24/01/18</text:p>
          </table:table-cell>
          <table:table-cell office:value-type="float" office:value="27.5" calcext:value-type="float">
            <text:p>27,5</text:p>
          </table:table-cell>
        </table:table-row>
        <table:table-row table:style-name="ro1">
          <table:table-cell table:style-name="ce5" office:value-type="date" office:date-value="2018-01-25" calcext:value-type="date">
            <text:p>25/0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1-26" calcext:value-type="date">
            <text:p>26/01/18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8-01-27" calcext:value-type="date">
            <text:p>27/01/18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table:style-name="ce5" office:value-type="date" office:date-value="2018-01-28" calcext:value-type="date">
            <text:p>28/0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1-29" calcext:value-type="date">
            <text:p>29/01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date" office:date-value="2018-01-30" calcext:value-type="date">
            <text:p>30/0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1-31" calcext:value-type="date">
            <text:p>31/01/1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5" office:value-type="date" office:date-value="2018-02-01" calcext:value-type="date">
            <text:p>01/0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2-02" calcext:value-type="date">
            <text:p>02/0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2-03" calcext:value-type="date">
            <text:p>03/0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2-04" calcext:value-type="date">
            <text:p>04/0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2-05" calcext:value-type="date">
            <text:p>05/0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2-06" calcext:value-type="date">
            <text:p>06/0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2-07" calcext:value-type="date">
            <text:p>07/0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2-08" calcext:value-type="date">
            <text:p>08/0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2-09" calcext:value-type="date">
            <text:p>09/0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2-10" calcext:value-type="date">
            <text:p>10/0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2-11" calcext:value-type="date">
            <text:p>11/0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2-12" calcext:value-type="date">
            <text:p>12/02/1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8-02-13" calcext:value-type="date">
            <text:p>13/02/18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8-02-14" calcext:value-type="date">
            <text:p>14/02/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date" office:date-value="2018-02-15" calcext:value-type="date">
            <text:p>15/0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2-16" calcext:value-type="date">
            <text:p>16/0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2-17" calcext:value-type="date">
            <text:p>17/02/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18-02-18" calcext:value-type="date">
            <text:p>18/02/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18-02-19" calcext:value-type="date">
            <text:p>19/02/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5" office:value-type="date" office:date-value="2018-02-20" calcext:value-type="date">
            <text:p>20/02/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date" office:date-value="2018-02-21" calcext:value-type="date">
            <text:p>21/0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2-22" calcext:value-type="date">
            <text:p>22/0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2-23" calcext:value-type="date">
            <text:p>23/0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2-24" calcext:value-type="date">
            <text:p>24/02/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8-02-25" calcext:value-type="date">
            <text:p>25/02/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18-02-26" calcext:value-type="date">
            <text:p>26/02/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5" office:value-type="date" office:date-value="2018-02-27" calcext:value-type="date">
            <text:p>27/02/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date" office:date-value="2018-02-28" calcext:value-type="date">
            <text:p>28/0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3-01" calcext:value-type="date">
            <text:p>01/03/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8-03-02" calcext:value-type="date">
            <text:p>02/03/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5" office:value-type="date" office:date-value="2018-03-03" calcext:value-type="date">
            <text:p>03/0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3-04" calcext:value-type="date">
            <text:p>04/0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3-05" calcext:value-type="date">
            <text:p>05/0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3-06" calcext:value-type="date">
            <text:p>06/0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3-07" calcext:value-type="date">
            <text:p>07/0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3-08" calcext:value-type="date">
            <text:p>08/0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3-09" calcext:value-type="date">
            <text:p>09/0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3-10" calcext:value-type="date">
            <text:p>10/0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3-11" calcext:value-type="date">
            <text:p>11/03/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8-03-12" calcext:value-type="date">
            <text:p>12/0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3-13" calcext:value-type="date">
            <text:p>13/03/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5" office:value-type="date" office:date-value="2018-03-14" calcext:value-type="date">
            <text:p>14/0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3-15" calcext:value-type="date">
            <text:p>15/0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3-16" calcext:value-type="date">
            <text:p>16/0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3-17" calcext:value-type="date">
            <text:p>17/0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3-18" calcext:value-type="date">
            <text:p>18/03/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8-03-19" calcext:value-type="date">
            <text:p>19/0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3-20" calcext:value-type="date">
            <text:p>20/0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3-21" calcext:value-type="date">
            <text:p>21/03/18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table:style-name="ce5" office:value-type="date" office:date-value="2018-03-22" calcext:value-type="date">
            <text:p>22/03/1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8-03-23" calcext:value-type="date">
            <text:p>23/0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3-24" calcext:value-type="date">
            <text:p>24/0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3-25" calcext:value-type="date">
            <text:p>25/0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3-26" calcext:value-type="date">
            <text:p>26/0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3-27" calcext:value-type="date">
            <text:p>27/0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3-28" calcext:value-type="date">
            <text:p>28/0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3-29" calcext:value-type="date">
            <text:p>29/0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3-30" calcext:value-type="date">
            <text:p>30/0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3-31" calcext:value-type="date">
            <text:p>31/0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4-01" calcext:value-type="date">
            <text:p>01/0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4-02" calcext:value-type="date">
            <text:p>02/04/18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8-04-03" calcext:value-type="date">
            <text:p>03/04/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18-04-04" calcext:value-type="date">
            <text:p>04/04/18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8-04-05" calcext:value-type="date">
            <text:p>05/0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4-06" calcext:value-type="date">
            <text:p>06/0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4-07" calcext:value-type="date">
            <text:p>07/0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4-08" calcext:value-type="date">
            <text:p>08/0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4-09" calcext:value-type="date">
            <text:p>09/0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4-10" calcext:value-type="date">
            <text:p>10/0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4-11" calcext:value-type="date">
            <text:p>11/0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4-12" calcext:value-type="date">
            <text:p>12/0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4-13" calcext:value-type="date">
            <text:p>13/04/18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18-04-14" calcext:value-type="date">
            <text:p>14/0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4-15" calcext:value-type="date">
            <text:p>15/0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4-16" calcext:value-type="date">
            <text:p>16/04/1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8-04-17" calcext:value-type="date">
            <text:p>17/0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4-18" calcext:value-type="date">
            <text:p>18/0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4-19" calcext:value-type="date">
            <text:p>19/0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4-20" calcext:value-type="date">
            <text:p>20/0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4-21" calcext:value-type="date">
            <text:p>21/0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4-22" calcext:value-type="date">
            <text:p>22/0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4-23" calcext:value-type="date">
            <text:p>23/0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4-24" calcext:value-type="date">
            <text:p>24/0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4-25" calcext:value-type="date">
            <text:p>25/0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4-26" calcext:value-type="date">
            <text:p>26/0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4-27" calcext:value-type="date">
            <text:p>27/0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4-28" calcext:value-type="date">
            <text:p>28/0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4-29" calcext:value-type="date">
            <text:p>29/0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4-30" calcext:value-type="date">
            <text:p>30/0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01" calcext:value-type="date">
            <text:p>01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02" calcext:value-type="date">
            <text:p>02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03" calcext:value-type="date">
            <text:p>03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04" calcext:value-type="date">
            <text:p>04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05" calcext:value-type="date">
            <text:p>05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06" calcext:value-type="date">
            <text:p>06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07" calcext:value-type="date">
            <text:p>07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08" calcext:value-type="date">
            <text:p>08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09" calcext:value-type="date">
            <text:p>09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10" calcext:value-type="date">
            <text:p>10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11" calcext:value-type="date">
            <text:p>11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12" calcext:value-type="date">
            <text:p>12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13" calcext:value-type="date">
            <text:p>13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14" calcext:value-type="date">
            <text:p>14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15" calcext:value-type="date">
            <text:p>15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16" calcext:value-type="date">
            <text:p>16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17" calcext:value-type="date">
            <text:p>17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18" calcext:value-type="date">
            <text:p>18/05/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date" office:date-value="2018-05-19" calcext:value-type="date">
            <text:p>19/05/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date" office:date-value="2018-05-20" calcext:value-type="date">
            <text:p>20/05/18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table:style-name="ce5" office:value-type="date" office:date-value="2018-05-21" calcext:value-type="date">
            <text:p>21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22" calcext:value-type="date">
            <text:p>22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23" calcext:value-type="date">
            <text:p>23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24" calcext:value-type="date">
            <text:p>24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25" calcext:value-type="date">
            <text:p>25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26" calcext:value-type="date">
            <text:p>26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27" calcext:value-type="date">
            <text:p>27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28" calcext:value-type="date">
            <text:p>28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29" calcext:value-type="date">
            <text:p>29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30" calcext:value-type="date">
            <text:p>30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5-31" calcext:value-type="date">
            <text:p>31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01" calcext:value-type="date">
            <text:p>01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02" calcext:value-type="date">
            <text:p>02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03" calcext:value-type="date">
            <text:p>03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04" calcext:value-type="date">
            <text:p>04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05" calcext:value-type="date">
            <text:p>05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06" calcext:value-type="date">
            <text:p>06/06/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date" office:date-value="2018-06-07" calcext:value-type="date">
            <text:p>07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08" calcext:value-type="date">
            <text:p>08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09" calcext:value-type="date">
            <text:p>09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10" calcext:value-type="date">
            <text:p>10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11" calcext:value-type="date">
            <text:p>11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12" calcext:value-type="date">
            <text:p>12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13" calcext:value-type="date">
            <text:p>13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14" calcext:value-type="date">
            <text:p>14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15" calcext:value-type="date">
            <text:p>15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16" calcext:value-type="date">
            <text:p>16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17" calcext:value-type="date">
            <text:p>17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18" calcext:value-type="date">
            <text:p>18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19" calcext:value-type="date">
            <text:p>19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20" calcext:value-type="date">
            <text:p>20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21" calcext:value-type="date">
            <text:p>21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22" calcext:value-type="date">
            <text:p>22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23" calcext:value-type="date">
            <text:p>23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24" calcext:value-type="date">
            <text:p>24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25" calcext:value-type="date">
            <text:p>25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26" calcext:value-type="date">
            <text:p>26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27" calcext:value-type="date">
            <text:p>27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28" calcext:value-type="date">
            <text:p>28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29" calcext:value-type="date">
            <text:p>29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6-30" calcext:value-type="date">
            <text:p>30/0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01" calcext:value-type="date">
            <text:p>01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02" calcext:value-type="date">
            <text:p>02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03" calcext:value-type="date">
            <text:p>03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04" calcext:value-type="date">
            <text:p>04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05" calcext:value-type="date">
            <text:p>05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06" calcext:value-type="date">
            <text:p>06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07" calcext:value-type="date">
            <text:p>07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08" calcext:value-type="date">
            <text:p>08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09" calcext:value-type="date">
            <text:p>09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10" calcext:value-type="date">
            <text:p>10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11" calcext:value-type="date">
            <text:p>11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12" calcext:value-type="date">
            <text:p>12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13" calcext:value-type="date">
            <text:p>13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14" calcext:value-type="date">
            <text:p>14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15" calcext:value-type="date">
            <text:p>15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16" calcext:value-type="date">
            <text:p>16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17" calcext:value-type="date">
            <text:p>17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18" calcext:value-type="date">
            <text:p>18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19" calcext:value-type="date">
            <text:p>19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20" calcext:value-type="date">
            <text:p>20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21" calcext:value-type="date">
            <text:p>21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22" calcext:value-type="date">
            <text:p>22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23" calcext:value-type="date">
            <text:p>23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24" calcext:value-type="date">
            <text:p>24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25" calcext:value-type="date">
            <text:p>25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26" calcext:value-type="date">
            <text:p>26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27" calcext:value-type="date">
            <text:p>27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28" calcext:value-type="date">
            <text:p>28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29" calcext:value-type="date">
            <text:p>29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30" calcext:value-type="date">
            <text:p>30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7-31" calcext:value-type="date">
            <text:p>31/0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8-01" calcext:value-type="date">
            <text:p>01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8-02" calcext:value-type="date">
            <text:p>02/08/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date" office:date-value="2018-08-03" calcext:value-type="date">
            <text:p>03/08/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5" office:value-type="date" office:date-value="2018-08-04" calcext:value-type="date">
            <text:p>04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8-05" calcext:value-type="date">
            <text:p>05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8-06" calcext:value-type="date">
            <text:p>06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8-07" calcext:value-type="date">
            <text:p>07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8-08" calcext:value-type="date">
            <text:p>08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8-09" calcext:value-type="date">
            <text:p>09/08/18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18-08-10" calcext:value-type="date">
            <text:p>10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8-11" calcext:value-type="date">
            <text:p>11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8-12" calcext:value-type="date">
            <text:p>12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8-13" calcext:value-type="date">
            <text:p>13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8-14" calcext:value-type="date">
            <text:p>14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8-15" calcext:value-type="date">
            <text:p>15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8-16" calcext:value-type="date">
            <text:p>16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8-17" calcext:value-type="date">
            <text:p>17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8-18" calcext:value-type="date">
            <text:p>18/08/18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table:style-name="ce5" office:value-type="date" office:date-value="2018-08-19" calcext:value-type="date">
            <text:p>19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8-20" calcext:value-type="date">
            <text:p>20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8-21" calcext:value-type="date">
            <text:p>21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8-22" calcext:value-type="date">
            <text:p>22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8-23" calcext:value-type="date">
            <text:p>23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8-24" calcext:value-type="date">
            <text:p>24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8-25" calcext:value-type="date">
            <text:p>25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8-26" calcext:value-type="date">
            <text:p>26/08/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8-08-27" calcext:value-type="date">
            <text:p>27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8-28" calcext:value-type="date">
            <text:p>28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8-29" calcext:value-type="date">
            <text:p>29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8-30" calcext:value-type="date">
            <text:p>30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8-31" calcext:value-type="date">
            <text:p>31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9-01" calcext:value-type="date">
            <text:p>01/0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9-02" calcext:value-type="date">
            <text:p>02/0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9-03" calcext:value-type="date">
            <text:p>03/0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9-04" calcext:value-type="date">
            <text:p>04/0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9-05" calcext:value-type="date">
            <text:p>05/0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9-06" calcext:value-type="date">
            <text:p>06/0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9-07" calcext:value-type="date">
            <text:p>07/0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9-08" calcext:value-type="date">
            <text:p>08/0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9-09" calcext:value-type="date">
            <text:p>09/0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9-10" calcext:value-type="date">
            <text:p>10/0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9-11" calcext:value-type="date">
            <text:p>11/0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9-12" calcext:value-type="date">
            <text:p>12/0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9-13" calcext:value-type="date">
            <text:p>13/09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date" office:date-value="2018-09-14" calcext:value-type="date">
            <text:p>14/09/18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table:style-name="ce5" office:value-type="date" office:date-value="2018-09-15" calcext:value-type="date">
            <text:p>15/09/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date" office:date-value="2018-09-16" calcext:value-type="date">
            <text:p>16/09/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date" office:date-value="2018-09-17" calcext:value-type="date">
            <text:p>17/0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9-18" calcext:value-type="date">
            <text:p>18/0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9-19" calcext:value-type="date">
            <text:p>19/0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9-20" calcext:value-type="date">
            <text:p>20/09/18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18-09-21" calcext:value-type="date">
            <text:p>21/0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9-22" calcext:value-type="date">
            <text:p>22/0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9-23" calcext:value-type="date">
            <text:p>23/0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9-24" calcext:value-type="date">
            <text:p>24/09/1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8-09-25" calcext:value-type="date">
            <text:p>25/0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9-26" calcext:value-type="date">
            <text:p>26/0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9-27" calcext:value-type="date">
            <text:p>27/0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9-28" calcext:value-type="date">
            <text:p>28/0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9-29" calcext:value-type="date">
            <text:p>29/0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09-30" calcext:value-type="date">
            <text:p>30/0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0-01" calcext:value-type="date">
            <text:p>01/10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0-02" calcext:value-type="date">
            <text:p>02/10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0-03" calcext:value-type="date">
            <text:p>03/10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0-04" calcext:value-type="date">
            <text:p>04/10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0-05" calcext:value-type="date">
            <text:p>05/10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0-06" calcext:value-type="date">
            <text:p>06/10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0-07" calcext:value-type="date">
            <text:p>07/10/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18-10-08" calcext:value-type="date">
            <text:p>08/10/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5" office:value-type="date" office:date-value="2018-10-09" calcext:value-type="date">
            <text:p>09/10/18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8-10-10" calcext:value-type="date">
            <text:p>10/10/1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5" office:value-type="date" office:date-value="2018-10-11" calcext:value-type="date">
            <text:p>11/10/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18-10-12" calcext:value-type="date">
            <text:p>12/10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0-13" calcext:value-type="date">
            <text:p>13/10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0-14" calcext:value-type="date">
            <text:p>14/10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0-15" calcext:value-type="date">
            <text:p>15/10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0-16" calcext:value-type="date">
            <text:p>16/10/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8-10-17" calcext:value-type="date">
            <text:p>17/10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0-18" calcext:value-type="date">
            <text:p>18/10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0-19" calcext:value-type="date">
            <text:p>19/10/1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5" office:value-type="date" office:date-value="2018-10-20" calcext:value-type="date">
            <text:p>20/10/18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table:style-name="ce5" office:value-type="date" office:date-value="2018-10-21" calcext:value-type="date">
            <text:p>21/10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0-22" calcext:value-type="date">
            <text:p>22/10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0-23" calcext:value-type="date">
            <text:p>23/10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0-24" calcext:value-type="date">
            <text:p>24/10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0-25" calcext:value-type="date">
            <text:p>25/10/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date" office:date-value="2018-10-26" calcext:value-type="date">
            <text:p>26/10/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5" office:value-type="date" office:date-value="2018-10-27" calcext:value-type="date">
            <text:p>27/10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0-28" calcext:value-type="date">
            <text:p>28/10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0-29" calcext:value-type="date">
            <text:p>29/10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0-30" calcext:value-type="date">
            <text:p>30/10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0-31" calcext:value-type="date">
            <text:p>31/10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1-01" calcext:value-type="date">
            <text:p>01/11/18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table:style-name="ce5" office:value-type="date" office:date-value="2018-11-02" calcext:value-type="date">
            <text:p>02/1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1-03" calcext:value-type="date">
            <text:p>03/1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1-04" calcext:value-type="date">
            <text:p>04/11/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5" office:value-type="date" office:date-value="2018-11-05" calcext:value-type="date">
            <text:p>05/11/1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8-11-06" calcext:value-type="date">
            <text:p>06/1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1-07" calcext:value-type="date">
            <text:p>07/11/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8-11-08" calcext:value-type="date">
            <text:p>08/11/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5" office:value-type="date" office:date-value="2018-11-09" calcext:value-type="date">
            <text:p>09/11/1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8-11-10" calcext:value-type="date">
            <text:p>10/11/18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table:style-name="ce5" office:value-type="date" office:date-value="2018-11-11" calcext:value-type="date">
            <text:p>11/11/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8-11-12" calcext:value-type="date">
            <text:p>12/1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1-13" calcext:value-type="date">
            <text:p>13/1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1-14" calcext:value-type="date">
            <text:p>14/1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1-15" calcext:value-type="date">
            <text:p>15/1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1-16" calcext:value-type="date">
            <text:p>16/11/18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8-11-17" calcext:value-type="date">
            <text:p>17/11/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8-11-18" calcext:value-type="date">
            <text:p>18/1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1-19" calcext:value-type="date">
            <text:p>19/11/18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table:style-name="ce5" office:value-type="date" office:date-value="2018-11-20" calcext:value-type="date">
            <text:p>20/11/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18-11-21" calcext:value-type="date">
            <text:p>21/11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date" office:date-value="2018-11-22" calcext:value-type="date">
            <text:p>22/11/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date" office:date-value="2018-11-23" calcext:value-type="date">
            <text:p>23/1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1-24" calcext:value-type="date">
            <text:p>24/11/18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table:style-name="ce5" office:value-type="date" office:date-value="2018-11-25" calcext:value-type="date">
            <text:p>25/11/18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8-11-26" calcext:value-type="date">
            <text:p>26/11/18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8-11-27" calcext:value-type="date">
            <text:p>27/11/1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8-11-28" calcext:value-type="date">
            <text:p>28/1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1-29" calcext:value-type="date">
            <text:p>29/11/18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18-11-30" calcext:value-type="date">
            <text:p>30/1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2-01" calcext:value-type="date">
            <text:p>01/12/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5" office:value-type="date" office:date-value="2018-12-02" calcext:value-type="date">
            <text:p>02/1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2-03" calcext:value-type="date">
            <text:p>03/1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2-04" calcext:value-type="date">
            <text:p>04/1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2-05" calcext:value-type="date">
            <text:p>05/1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2-06" calcext:value-type="date">
            <text:p>06/1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2-07" calcext:value-type="date">
            <text:p>07/12/18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18-12-08" calcext:value-type="date">
            <text:p>08/12/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18-12-09" calcext:value-type="date">
            <text:p>09/1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2-10" calcext:value-type="date">
            <text:p>10/1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2-11" calcext:value-type="date">
            <text:p>11/1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2-12" calcext:value-type="date">
            <text:p>12/1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2-13" calcext:value-type="date">
            <text:p>13/1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2-14" calcext:value-type="date">
            <text:p>14/1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2-15" calcext:value-type="date">
            <text:p>15/12/18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table:style-name="ce5" office:value-type="date" office:date-value="2018-12-16" calcext:value-type="date">
            <text:p>16/1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2-17" calcext:value-type="date">
            <text:p>17/1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2-18" calcext:value-type="date">
            <text:p>18/12/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date" office:date-value="2018-12-19" calcext:value-type="date">
            <text:p>19/12/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5" office:value-type="date" office:date-value="2018-12-20" calcext:value-type="date">
            <text:p>20/12/1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8-12-21" calcext:value-type="date">
            <text:p>21/1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2-22" calcext:value-type="date">
            <text:p>22/1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2-23" calcext:value-type="date">
            <text:p>23/1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2-24" calcext:value-type="date">
            <text:p>24/12/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5" office:value-type="date" office:date-value="2018-12-25" calcext:value-type="date">
            <text:p>25/1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2-26" calcext:value-type="date">
            <text:p>26/12/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18-12-27" calcext:value-type="date">
            <text:p>27/12/18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8-12-28" calcext:value-type="date">
            <text:p>28/12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date" office:date-value="2018-12-29" calcext:value-type="date">
            <text:p>29/1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2-30" calcext:value-type="date">
            <text:p>30/1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8-12-31" calcext:value-type="date">
            <text:p>31/1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1-01" calcext:value-type="date">
            <text:p>01/0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1-02" calcext:value-type="date">
            <text:p>02/01/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19-01-03" calcext:value-type="date">
            <text:p>03/01/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date" office:date-value="2019-01-04" calcext:value-type="date">
            <text:p>04/01/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date" office:date-value="2019-01-05" calcext:value-type="date">
            <text:p>05/01/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5" office:value-type="date" office:date-value="2019-01-06" calcext:value-type="date">
            <text:p>06/0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1-07" calcext:value-type="date">
            <text:p>07/01/19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19-01-08" calcext:value-type="date">
            <text:p>08/01/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date" office:date-value="2019-01-09" calcext:value-type="date">
            <text:p>09/0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1-10" calcext:value-type="date">
            <text:p>10/0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1-11" calcext:value-type="date">
            <text:p>11/0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1-12" calcext:value-type="date">
            <text:p>12/0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1-13" calcext:value-type="date">
            <text:p>13/0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1-14" calcext:value-type="date">
            <text:p>14/0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1-15" calcext:value-type="date">
            <text:p>15/01/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date" office:date-value="2019-01-16" calcext:value-type="date">
            <text:p>16/0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1-17" calcext:value-type="date">
            <text:p>17/0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1-18" calcext:value-type="date">
            <text:p>18/0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1-19" calcext:value-type="date">
            <text:p>19/0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1-20" calcext:value-type="date">
            <text:p>20/0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1-21" calcext:value-type="date">
            <text:p>21/01/19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table:style-name="ce5" office:value-type="date" office:date-value="2019-01-22" calcext:value-type="date">
            <text:p>22/0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1-23" calcext:value-type="date">
            <text:p>23/01/19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9-01-24" calcext:value-type="date">
            <text:p>24/01/1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9-01-25" calcext:value-type="date">
            <text:p>25/0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1-26" calcext:value-type="date">
            <text:p>26/01/19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19-01-27" calcext:value-type="date">
            <text:p>27/01/1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9-01-28" calcext:value-type="date">
            <text:p>28/0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1-29" calcext:value-type="date">
            <text:p>29/0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1-30" calcext:value-type="date">
            <text:p>30/0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1-31" calcext:value-type="date">
            <text:p>31/0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2-01" calcext:value-type="date">
            <text:p>01/0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2-02" calcext:value-type="date">
            <text:p>02/0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2-03" calcext:value-type="date">
            <text:p>03/0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2-04" calcext:value-type="date">
            <text:p>04/02/19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table:style-name="ce5" office:value-type="date" office:date-value="2019-02-05" calcext:value-type="date">
            <text:p>05/0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2-06" calcext:value-type="date">
            <text:p>06/0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2-07" calcext:value-type="date">
            <text:p>07/02/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5" office:value-type="date" office:date-value="2019-02-08" calcext:value-type="date">
            <text:p>08/0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2-09" calcext:value-type="date">
            <text:p>09/0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2-10" calcext:value-type="date">
            <text:p>10/0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2-11" calcext:value-type="date">
            <text:p>11/0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2-12" calcext:value-type="date">
            <text:p>12/0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2-13" calcext:value-type="date">
            <text:p>13/02/1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9-02-14" calcext:value-type="date">
            <text:p>14/0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2-15" calcext:value-type="date">
            <text:p>15/02/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19-02-16" calcext:value-type="date">
            <text:p>16/02/1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date" office:date-value="2019-02-17" calcext:value-type="date">
            <text:p>17/02/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19-02-18" calcext:value-type="date">
            <text:p>18/0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2-19" calcext:value-type="date">
            <text:p>19/02/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date" office:date-value="2019-02-20" calcext:value-type="date">
            <text:p>20/02/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date" office:date-value="2019-02-21" calcext:value-type="date">
            <text:p>21/02/19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table:style-name="ce5" office:value-type="date" office:date-value="2019-02-22" calcext:value-type="date">
            <text:p>22/02/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date" office:date-value="2019-02-23" calcext:value-type="date">
            <text:p>23/02/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19-02-24" calcext:value-type="date">
            <text:p>24/0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2-25" calcext:value-type="date">
            <text:p>25/0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2-26" calcext:value-type="date">
            <text:p>26/0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2-27" calcext:value-type="date">
            <text:p>27/02/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19-02-28" calcext:value-type="date">
            <text:p>28/02/19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table:style-name="ce5" office:value-type="date" office:date-value="2019-03-01" calcext:value-type="date">
            <text:p>01/03/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19-03-02" calcext:value-type="date">
            <text:p>02/03/1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date" office:date-value="2019-03-03" calcext:value-type="date">
            <text:p>03/03/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19-03-04" calcext:value-type="date">
            <text:p>04/03/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5" office:value-type="date" office:date-value="2019-03-05" calcext:value-type="date">
            <text:p>05/03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3-06" calcext:value-type="date">
            <text:p>06/03/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5" office:value-type="date" office:date-value="2019-03-07" calcext:value-type="date">
            <text:p>07/03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3-08" calcext:value-type="date">
            <text:p>08/03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3-09" calcext:value-type="date">
            <text:p>09/03/19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9-03-10" calcext:value-type="date">
            <text:p>10/03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3-11" calcext:value-type="date">
            <text:p>11/03/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date" office:date-value="2019-03-12" calcext:value-type="date">
            <text:p>12/03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3-13" calcext:value-type="date">
            <text:p>13/03/19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9-03-14" calcext:value-type="date">
            <text:p>14/03/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9-03-15" calcext:value-type="date">
            <text:p>15/03/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5" office:value-type="date" office:date-value="2019-03-16" calcext:value-type="date">
            <text:p>16/03/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date" office:date-value="2019-03-17" calcext:value-type="date">
            <text:p>17/03/19</text:p>
          </table:table-cell>
          <table:table-cell office:value-type="float" office:value="23.5" calcext:value-type="float">
            <text:p>23,5</text:p>
          </table:table-cell>
        </table:table-row>
        <table:table-row table:style-name="ro1">
          <table:table-cell table:style-name="ce5" office:value-type="date" office:date-value="2019-03-18" calcext:value-type="date">
            <text:p>18/03/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19-03-19" calcext:value-type="date">
            <text:p>19/03/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date" office:date-value="2019-03-20" calcext:value-type="date">
            <text:p>20/03/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5" office:value-type="date" office:date-value="2019-03-21" calcext:value-type="date">
            <text:p>21/03/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date" office:date-value="2019-03-22" calcext:value-type="date">
            <text:p>22/03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3-23" calcext:value-type="date">
            <text:p>23/03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3-24" calcext:value-type="date">
            <text:p>24/03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3-25" calcext:value-type="date">
            <text:p>25/03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3-26" calcext:value-type="date">
            <text:p>26/03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3-27" calcext:value-type="date">
            <text:p>27/03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3-28" calcext:value-type="date">
            <text:p>28/03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3-29" calcext:value-type="date">
            <text:p>29/03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3-30" calcext:value-type="date">
            <text:p>30/03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3-31" calcext:value-type="date">
            <text:p>31/03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4-01" calcext:value-type="date">
            <text:p>01/04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4-02" calcext:value-type="date">
            <text:p>02/04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4-03" calcext:value-type="date">
            <text:p>03/04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4-04" calcext:value-type="date">
            <text:p>04/04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4-05" calcext:value-type="date">
            <text:p>05/04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4-06" calcext:value-type="date">
            <text:p>06/04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4-07" calcext:value-type="date">
            <text:p>07/04/19</text:p>
          </table:table-cell>
          <table:table-cell office:value-type="float" office:value="27.5" calcext:value-type="float">
            <text:p>27,5</text:p>
          </table:table-cell>
        </table:table-row>
        <table:table-row table:style-name="ro1">
          <table:table-cell table:style-name="ce5" office:value-type="date" office:date-value="2019-04-08" calcext:value-type="date">
            <text:p>08/04/1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5" office:value-type="date" office:date-value="2019-04-09" calcext:value-type="date">
            <text:p>09/04/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19-04-10" calcext:value-type="date">
            <text:p>10/04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4-11" calcext:value-type="date">
            <text:p>11/04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4-12" calcext:value-type="date">
            <text:p>12/04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4-13" calcext:value-type="date">
            <text:p>13/04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4-14" calcext:value-type="date">
            <text:p>14/04/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5" office:value-type="date" office:date-value="2019-04-15" calcext:value-type="date">
            <text:p>15/04/19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table:style-name="ce5" office:value-type="date" office:date-value="2019-04-16" calcext:value-type="date">
            <text:p>16/04/19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table:style-name="ce5" office:value-type="date" office:date-value="2019-04-17" calcext:value-type="date">
            <text:p>17/04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4-18" calcext:value-type="date">
            <text:p>18/04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4-19" calcext:value-type="date">
            <text:p>19/04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4-20" calcext:value-type="date">
            <text:p>20/04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4-21" calcext:value-type="date">
            <text:p>21/04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4-22" calcext:value-type="date">
            <text:p>22/04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4-23" calcext:value-type="date">
            <text:p>23/04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4-24" calcext:value-type="date">
            <text:p>24/04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4-25" calcext:value-type="date">
            <text:p>25/04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4-26" calcext:value-type="date">
            <text:p>26/04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4-27" calcext:value-type="date">
            <text:p>27/04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4-28" calcext:value-type="date">
            <text:p>28/04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4-29" calcext:value-type="date">
            <text:p>29/04/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date" office:date-value="2019-04-30" calcext:value-type="date">
            <text:p>30/04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5-01" calcext:value-type="date">
            <text:p>01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5-02" calcext:value-type="date">
            <text:p>02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5-03" calcext:value-type="date">
            <text:p>03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5-04" calcext:value-type="date">
            <text:p>04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5-05" calcext:value-type="date">
            <text:p>05/05/19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9-05-06" calcext:value-type="date">
            <text:p>06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5-07" calcext:value-type="date">
            <text:p>07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5-08" calcext:value-type="date">
            <text:p>08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5-09" calcext:value-type="date">
            <text:p>09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5-10" calcext:value-type="date">
            <text:p>10/05/19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19-05-11" calcext:value-type="date">
            <text:p>11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5-12" calcext:value-type="date">
            <text:p>12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5-13" calcext:value-type="date">
            <text:p>13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5-14" calcext:value-type="date">
            <text:p>14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5-15" calcext:value-type="date">
            <text:p>15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5-16" calcext:value-type="date">
            <text:p>16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5-17" calcext:value-type="date">
            <text:p>17/05/19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9-05-18" calcext:value-type="date">
            <text:p>18/05/19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19-05-19" calcext:value-type="date">
            <text:p>19/05/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19-05-20" calcext:value-type="date">
            <text:p>20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5-21" calcext:value-type="date">
            <text:p>21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5-22" calcext:value-type="date">
            <text:p>22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5-23" calcext:value-type="date">
            <text:p>23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5-24" calcext:value-type="date">
            <text:p>24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5-25" calcext:value-type="date">
            <text:p>25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5-26" calcext:value-type="date">
            <text:p>26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5-27" calcext:value-type="date">
            <text:p>27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5-28" calcext:value-type="date">
            <text:p>28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5-29" calcext:value-type="date">
            <text:p>29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5-30" calcext:value-type="date">
            <text:p>30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5-31" calcext:value-type="date">
            <text:p>31/05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01" calcext:value-type="date">
            <text:p>01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02" calcext:value-type="date">
            <text:p>02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03" calcext:value-type="date">
            <text:p>03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04" calcext:value-type="date">
            <text:p>04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05" calcext:value-type="date">
            <text:p>05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06" calcext:value-type="date">
            <text:p>06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07" calcext:value-type="date">
            <text:p>07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08" calcext:value-type="date">
            <text:p>08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09" calcext:value-type="date">
            <text:p>09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10" calcext:value-type="date">
            <text:p>10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11" calcext:value-type="date">
            <text:p>11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12" calcext:value-type="date">
            <text:p>12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13" calcext:value-type="date">
            <text:p>13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14" calcext:value-type="date">
            <text:p>14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15" calcext:value-type="date">
            <text:p>15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16" calcext:value-type="date">
            <text:p>16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17" calcext:value-type="date">
            <text:p>17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18" calcext:value-type="date">
            <text:p>18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19" calcext:value-type="date">
            <text:p>19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20" calcext:value-type="date">
            <text:p>20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21" calcext:value-type="date">
            <text:p>21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22" calcext:value-type="date">
            <text:p>22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23" calcext:value-type="date">
            <text:p>23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24" calcext:value-type="date">
            <text:p>24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25" calcext:value-type="date">
            <text:p>25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26" calcext:value-type="date">
            <text:p>26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27" calcext:value-type="date">
            <text:p>27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28" calcext:value-type="date">
            <text:p>28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29" calcext:value-type="date">
            <text:p>29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6-30" calcext:value-type="date">
            <text:p>30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01" calcext:value-type="date">
            <text:p>01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02" calcext:value-type="date">
            <text:p>02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03" calcext:value-type="date">
            <text:p>03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04" calcext:value-type="date">
            <text:p>04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05" calcext:value-type="date">
            <text:p>05/07/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19-07-06" calcext:value-type="date">
            <text:p>06/07/1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9-07-07" calcext:value-type="date">
            <text:p>07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08" calcext:value-type="date">
            <text:p>08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09" calcext:value-type="date">
            <text:p>09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10" calcext:value-type="date">
            <text:p>10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11" calcext:value-type="date">
            <text:p>11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12" calcext:value-type="date">
            <text:p>12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13" calcext:value-type="date">
            <text:p>13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14" calcext:value-type="date">
            <text:p>14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15" calcext:value-type="date">
            <text:p>15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16" calcext:value-type="date">
            <text:p>16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17" calcext:value-type="date">
            <text:p>17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18" calcext:value-type="date">
            <text:p>18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19" calcext:value-type="date">
            <text:p>19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20" calcext:value-type="date">
            <text:p>20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21" calcext:value-type="date">
            <text:p>21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22" calcext:value-type="date">
            <text:p>22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23" calcext:value-type="date">
            <text:p>23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24" calcext:value-type="date">
            <text:p>24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25" calcext:value-type="date">
            <text:p>25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26" calcext:value-type="date">
            <text:p>26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27" calcext:value-type="date">
            <text:p>27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28" calcext:value-type="date">
            <text:p>28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29" calcext:value-type="date">
            <text:p>29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30" calcext:value-type="date">
            <text:p>30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7-31" calcext:value-type="date">
            <text:p>31/07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01" calcext:value-type="date">
            <text:p>01/08/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date" office:date-value="2019-08-02" calcext:value-type="date">
            <text:p>02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03" calcext:value-type="date">
            <text:p>03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04" calcext:value-type="date">
            <text:p>04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05" calcext:value-type="date">
            <text:p>05/08/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date" office:date-value="2019-08-06" calcext:value-type="date">
            <text:p>06/08/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9-08-07" calcext:value-type="date">
            <text:p>07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08" calcext:value-type="date">
            <text:p>08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09" calcext:value-type="date">
            <text:p>09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10" calcext:value-type="date">
            <text:p>10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11" calcext:value-type="date">
            <text:p>11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12" calcext:value-type="date">
            <text:p>12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13" calcext:value-type="date">
            <text:p>13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14" calcext:value-type="date">
            <text:p>14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15" calcext:value-type="date">
            <text:p>15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16" calcext:value-type="date">
            <text:p>16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17" calcext:value-type="date">
            <text:p>17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18" calcext:value-type="date">
            <text:p>18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19" calcext:value-type="date">
            <text:p>19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20" calcext:value-type="date">
            <text:p>20/08/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date" office:date-value="2019-08-21" calcext:value-type="date">
            <text:p>21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22" calcext:value-type="date">
            <text:p>22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23" calcext:value-type="date">
            <text:p>23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24" calcext:value-type="date">
            <text:p>24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25" calcext:value-type="date">
            <text:p>25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26" calcext:value-type="date">
            <text:p>26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27" calcext:value-type="date">
            <text:p>27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28" calcext:value-type="date">
            <text:p>28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29" calcext:value-type="date">
            <text:p>29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30" calcext:value-type="date">
            <text:p>30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8-31" calcext:value-type="date">
            <text:p>31/08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9-01" calcext:value-type="date">
            <text:p>01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9-02" calcext:value-type="date">
            <text:p>02/09/19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9-09-03" calcext:value-type="date">
            <text:p>03/09/1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9-09-04" calcext:value-type="date">
            <text:p>04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9-05" calcext:value-type="date">
            <text:p>05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9-06" calcext:value-type="date">
            <text:p>06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9-07" calcext:value-type="date">
            <text:p>07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9-08" calcext:value-type="date">
            <text:p>08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9-09" calcext:value-type="date">
            <text:p>09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9-10" calcext:value-type="date">
            <text:p>10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9-11" calcext:value-type="date">
            <text:p>11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9-12" calcext:value-type="date">
            <text:p>12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9-13" calcext:value-type="date">
            <text:p>13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9-14" calcext:value-type="date">
            <text:p>14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9-15" calcext:value-type="date">
            <text:p>15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9-16" calcext:value-type="date">
            <text:p>16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9-17" calcext:value-type="date">
            <text:p>17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9-18" calcext:value-type="date">
            <text:p>18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9-19" calcext:value-type="date">
            <text:p>19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9-20" calcext:value-type="date">
            <text:p>20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9-21" calcext:value-type="date">
            <text:p>21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9-22" calcext:value-type="date">
            <text:p>22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9-23" calcext:value-type="date">
            <text:p>23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9-24" calcext:value-type="date">
            <text:p>24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9-25" calcext:value-type="date">
            <text:p>25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9-26" calcext:value-type="date">
            <text:p>26/09/19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table:style-name="ce5" office:value-type="date" office:date-value="2019-09-27" calcext:value-type="date">
            <text:p>27/09/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9-09-28" calcext:value-type="date">
            <text:p>28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9-29" calcext:value-type="date">
            <text:p>29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09-30" calcext:value-type="date">
            <text:p>30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0-01" calcext:value-type="date">
            <text:p>01/10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0-02" calcext:value-type="date">
            <text:p>02/10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0-03" calcext:value-type="date">
            <text:p>03/10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0-04" calcext:value-type="date">
            <text:p>04/10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0-05" calcext:value-type="date">
            <text:p>05/10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0-06" calcext:value-type="date">
            <text:p>06/10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0-07" calcext:value-type="date">
            <text:p>07/10/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19-10-08" calcext:value-type="date">
            <text:p>08/10/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19-10-09" calcext:value-type="date">
            <text:p>09/10/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5" office:value-type="date" office:date-value="2019-10-10" calcext:value-type="date">
            <text:p>10/10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0-11" calcext:value-type="date">
            <text:p>11/10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0-12" calcext:value-type="date">
            <text:p>12/10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0-13" calcext:value-type="date">
            <text:p>13/10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0-14" calcext:value-type="date">
            <text:p>14/10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0-15" calcext:value-type="date">
            <text:p>15/10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0-16" calcext:value-type="date">
            <text:p>16/10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0-17" calcext:value-type="date">
            <text:p>17/10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0-18" calcext:value-type="date">
            <text:p>18/10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0-19" calcext:value-type="date">
            <text:p>19/10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0-20" calcext:value-type="date">
            <text:p>20/10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0-21" calcext:value-type="date">
            <text:p>21/10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0-22" calcext:value-type="date">
            <text:p>22/10/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date" office:date-value="2019-10-23" calcext:value-type="date">
            <text:p>23/10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0-24" calcext:value-type="date">
            <text:p>24/10/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date" office:date-value="2019-10-25" calcext:value-type="date">
            <text:p>25/10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0-26" calcext:value-type="date">
            <text:p>26/10/19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table:style-name="ce5" office:value-type="date" office:date-value="2019-10-27" calcext:value-type="date">
            <text:p>27/10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0-28" calcext:value-type="date">
            <text:p>28/10/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5" office:value-type="date" office:date-value="2019-10-29" calcext:value-type="date">
            <text:p>29/10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0-30" calcext:value-type="date">
            <text:p>30/10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0-31" calcext:value-type="date">
            <text:p>31/10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1-01" calcext:value-type="date">
            <text:p>01/11/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19-11-02" calcext:value-type="date">
            <text:p>02/1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1-03" calcext:value-type="date">
            <text:p>03/1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1-04" calcext:value-type="date">
            <text:p>04/1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1-05" calcext:value-type="date">
            <text:p>05/11/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date" office:date-value="2019-11-06" calcext:value-type="date">
            <text:p>06/11/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9-11-07" calcext:value-type="date">
            <text:p>07/11/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19-11-08" calcext:value-type="date">
            <text:p>08/11/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5" office:value-type="date" office:date-value="2019-11-09" calcext:value-type="date">
            <text:p>09/11/1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9-11-10" calcext:value-type="date">
            <text:p>10/11/1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9-11-11" calcext:value-type="date">
            <text:p>11/1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1-12" calcext:value-type="date">
            <text:p>12/1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1-13" calcext:value-type="date">
            <text:p>13/1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1-14" calcext:value-type="date">
            <text:p>14/11/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9-11-15" calcext:value-type="date">
            <text:p>15/11/1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date" office:date-value="2019-11-16" calcext:value-type="date">
            <text:p>16/11/19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19-11-17" calcext:value-type="date">
            <text:p>17/1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1-18" calcext:value-type="date">
            <text:p>18/1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1-19" calcext:value-type="date">
            <text:p>19/11/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19-11-20" calcext:value-type="date">
            <text:p>20/11/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date" office:date-value="2019-11-21" calcext:value-type="date">
            <text:p>21/1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1-22" calcext:value-type="date">
            <text:p>22/1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1-23" calcext:value-type="date">
            <text:p>23/11/19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table:style-name="ce5" office:value-type="date" office:date-value="2019-11-24" calcext:value-type="date">
            <text:p>24/1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1-25" calcext:value-type="date">
            <text:p>25/1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1-26" calcext:value-type="date">
            <text:p>26/1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1-27" calcext:value-type="date">
            <text:p>27/1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1-28" calcext:value-type="date">
            <text:p>28/11/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5" office:value-type="date" office:date-value="2019-11-29" calcext:value-type="date">
            <text:p>29/11/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5" office:value-type="date" office:date-value="2019-11-30" calcext:value-type="date">
            <text:p>30/1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2-01" calcext:value-type="date">
            <text:p>01/12/19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table:style-name="ce5" office:value-type="date" office:date-value="2019-12-02" calcext:value-type="date">
            <text:p>02/12/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date" office:date-value="2019-12-03" calcext:value-type="date">
            <text:p>03/1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2-04" calcext:value-type="date">
            <text:p>04/1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2-05" calcext:value-type="date">
            <text:p>05/1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2-06" calcext:value-type="date">
            <text:p>06/12/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19-12-07" calcext:value-type="date">
            <text:p>07/12/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date" office:date-value="2019-12-08" calcext:value-type="date">
            <text:p>08/1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2-09" calcext:value-type="date">
            <text:p>09/1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2-10" calcext:value-type="date">
            <text:p>10/12/19</text:p>
          </table:table-cell>
          <table:table-cell office:value-type="float" office:value="27.5" calcext:value-type="float">
            <text:p>27,5</text:p>
          </table:table-cell>
        </table:table-row>
        <table:table-row table:style-name="ro1">
          <table:table-cell table:style-name="ce5" office:value-type="date" office:date-value="2019-12-11" calcext:value-type="date">
            <text:p>11/12/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5" office:value-type="date" office:date-value="2019-12-12" calcext:value-type="date">
            <text:p>12/12/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19-12-13" calcext:value-type="date">
            <text:p>13/1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2-14" calcext:value-type="date">
            <text:p>14/1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2-15" calcext:value-type="date">
            <text:p>15/1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2-16" calcext:value-type="date">
            <text:p>16/1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2-17" calcext:value-type="date">
            <text:p>17/1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2-18" calcext:value-type="date">
            <text:p>18/1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2-19" calcext:value-type="date">
            <text:p>19/1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2-20" calcext:value-type="date">
            <text:p>20/12/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19-12-21" calcext:value-type="date">
            <text:p>21/12/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date" office:date-value="2019-12-22" calcext:value-type="date">
            <text:p>22/1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2-23" calcext:value-type="date">
            <text:p>23/12/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5" office:value-type="date" office:date-value="2019-12-24" calcext:value-type="date">
            <text:p>24/12/1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19-12-25" calcext:value-type="date">
            <text:p>25/1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2-26" calcext:value-type="date">
            <text:p>26/1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2-27" calcext:value-type="date">
            <text:p>27/1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2-28" calcext:value-type="date">
            <text:p>28/1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2-29" calcext:value-type="date">
            <text:p>29/1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2-30" calcext:value-type="date">
            <text:p>30/1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19-12-31" calcext:value-type="date">
            <text:p>31/1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1-01" calcext:value-type="date">
            <text:p>01/0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1-02" calcext:value-type="date">
            <text:p>02/01/20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table:style-name="ce5" office:value-type="date" office:date-value="2020-01-03" calcext:value-type="date">
            <text:p>03/01/20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table:style-name="ce5" office:value-type="date" office:date-value="2020-01-04" calcext:value-type="date">
            <text:p>04/01/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date" office:date-value="2020-01-05" calcext:value-type="date">
            <text:p>05/01/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5" office:value-type="date" office:date-value="2020-01-06" calcext:value-type="date">
            <text:p>06/01/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date" office:date-value="2020-01-07" calcext:value-type="date">
            <text:p>07/01/20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20-01-08" calcext:value-type="date">
            <text:p>08/01/20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table:style-name="ce5" office:value-type="date" office:date-value="2020-01-09" calcext:value-type="date">
            <text:p>09/01/20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table:style-name="ce5" office:value-type="date" office:date-value="2020-01-10" calcext:value-type="date">
            <text:p>10/0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1-11" calcext:value-type="date">
            <text:p>11/0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1-12" calcext:value-type="date">
            <text:p>12/0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1-13" calcext:value-type="date">
            <text:p>13/01/20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table:style-name="ce5" office:value-type="date" office:date-value="2020-01-14" calcext:value-type="date">
            <text:p>14/0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1-15" calcext:value-type="date">
            <text:p>15/0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1-16" calcext:value-type="date">
            <text:p>16/0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1-17" calcext:value-type="date">
            <text:p>17/01/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5" office:value-type="date" office:date-value="2020-01-18" calcext:value-type="date">
            <text:p>18/01/20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20-01-19" calcext:value-type="date">
            <text:p>19/0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1-20" calcext:value-type="date">
            <text:p>20/0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1-21" calcext:value-type="date">
            <text:p>21/0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1-22" calcext:value-type="date">
            <text:p>22/0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1-23" calcext:value-type="date">
            <text:p>23/01/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date" office:date-value="2020-01-24" calcext:value-type="date">
            <text:p>24/01/20</text:p>
          </table:table-cell>
          <table:table-cell office:value-type="float" office:value="87.5" calcext:value-type="float">
            <text:p>87,5</text:p>
          </table:table-cell>
        </table:table-row>
        <table:table-row table:style-name="ro1">
          <table:table-cell table:style-name="ce5" office:value-type="date" office:date-value="2020-01-25" calcext:value-type="date">
            <text:p>25/0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1-26" calcext:value-type="date">
            <text:p>26/01/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date" office:date-value="2020-01-27" calcext:value-type="date">
            <text:p>27/0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1-28" calcext:value-type="date">
            <text:p>28/0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1-29" calcext:value-type="date">
            <text:p>29/01/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5" office:value-type="date" office:date-value="2020-01-30" calcext:value-type="date">
            <text:p>30/01/20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20-01-31" calcext:value-type="date">
            <text:p>31/01/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5" office:value-type="date" office:date-value="2020-02-01" calcext:value-type="date">
            <text:p>01/02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02" calcext:value-type="date">
            <text:p>02/02/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date" office:date-value="2020-02-03" calcext:value-type="date">
            <text:p>03/02/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date" office:date-value="2020-02-04" calcext:value-type="date">
            <text:p>04/02/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20-02-05" calcext:value-type="date">
            <text:p>05/02/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5" office:value-type="date" office:date-value="2020-02-06" calcext:value-type="date">
            <text:p>06/02/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date" office:date-value="2020-02-07" calcext:value-type="date">
            <text:p>07/02/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5" office:value-type="date" office:date-value="2020-02-08" calcext:value-type="date">
            <text:p>08/02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09" calcext:value-type="date">
            <text:p>09/02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10" calcext:value-type="date">
            <text:p>10/02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11" calcext:value-type="date">
            <text:p>11/02/20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table:style-name="ce5" office:value-type="date" office:date-value="2020-02-12" calcext:value-type="date">
            <text:p>12/02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13" calcext:value-type="date">
            <text:p>13/02/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5" office:value-type="date" office:date-value="2020-02-14" calcext:value-type="date">
            <text:p>14/02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15" calcext:value-type="date">
            <text:p>15/02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16" calcext:value-type="date">
            <text:p>16/02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17" calcext:value-type="date">
            <text:p>17/02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18" calcext:value-type="date">
            <text:p>18/02/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5" office:value-type="date" office:date-value="2020-02-19" calcext:value-type="date">
            <text:p>19/02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20" calcext:value-type="date">
            <text:p>20/02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21" calcext:value-type="date">
            <text:p>21/02/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5" office:value-type="date" office:date-value="2020-02-22" calcext:value-type="date">
            <text:p>22/02/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20-02-23" calcext:value-type="date">
            <text:p>23/02/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20-02-24" calcext:value-type="date">
            <text:p>24/02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2-25" calcext:value-type="date">
            <text:p>25/02/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20-02-26" calcext:value-type="date">
            <text:p>26/02/20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20-02-27" calcext:value-type="date">
            <text:p>27/02/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5" office:value-type="date" office:date-value="2020-02-28" calcext:value-type="date">
            <text:p>28/02/20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20-02-29" calcext:value-type="date">
            <text:p>29/02/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20-03-01" calcext:value-type="date">
            <text:p>01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02" calcext:value-type="date">
            <text:p>02/03/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5" office:value-type="date" office:date-value="2020-03-03" calcext:value-type="date">
            <text:p>03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04" calcext:value-type="date">
            <text:p>04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05" calcext:value-type="date">
            <text:p>05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06" calcext:value-type="date">
            <text:p>06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07" calcext:value-type="date">
            <text:p>07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09" calcext:value-type="date">
            <text:p>09/03/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5" office:value-type="date" office:date-value="2020-03-10" calcext:value-type="date">
            <text:p>10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11" calcext:value-type="date">
            <text:p>11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12" calcext:value-type="date">
            <text:p>12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13" calcext:value-type="date">
            <text:p>13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14" calcext:value-type="date">
            <text:p>14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15" calcext:value-type="date">
            <text:p>15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16" calcext:value-type="date">
            <text:p>16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17" calcext:value-type="date">
            <text:p>17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18" calcext:value-type="date">
            <text:p>18/03/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5" office:value-type="date" office:date-value="2020-03-19" calcext:value-type="date">
            <text:p>19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20" calcext:value-type="date">
            <text:p>20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21" calcext:value-type="date">
            <text:p>21/03/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20-03-22" calcext:value-type="date">
            <text:p>22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23" calcext:value-type="date">
            <text:p>23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24" calcext:value-type="date">
            <text:p>24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25" calcext:value-type="date">
            <text:p>25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26" calcext:value-type="date">
            <text:p>26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27" calcext:value-type="date">
            <text:p>27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28" calcext:value-type="date">
            <text:p>28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29" calcext:value-type="date">
            <text:p>29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3-30" calcext:value-type="date">
            <text:p>30/03/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date" office:date-value="2020-03-31" calcext:value-type="date">
            <text:p>31/03/20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20-04-01" calcext:value-type="date">
            <text:p>01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02" calcext:value-type="date">
            <text:p>02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03" calcext:value-type="date">
            <text:p>03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04" calcext:value-type="date">
            <text:p>04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05" calcext:value-type="date">
            <text:p>05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06" calcext:value-type="date">
            <text:p>06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07" calcext:value-type="date">
            <text:p>07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08" calcext:value-type="date">
            <text:p>08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09" calcext:value-type="date">
            <text:p>09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10" calcext:value-type="date">
            <text:p>10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11" calcext:value-type="date">
            <text:p>11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12" calcext:value-type="date">
            <text:p>12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13" calcext:value-type="date">
            <text:p>13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14" calcext:value-type="date">
            <text:p>14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15" calcext:value-type="date">
            <text:p>15/04/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date" office:date-value="2020-04-16" calcext:value-type="date">
            <text:p>16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17" calcext:value-type="date">
            <text:p>17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18" calcext:value-type="date">
            <text:p>18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19" calcext:value-type="date">
            <text:p>19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20" calcext:value-type="date">
            <text:p>20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21" calcext:value-type="date">
            <text:p>21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22" calcext:value-type="date">
            <text:p>22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23" calcext:value-type="date">
            <text:p>23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24" calcext:value-type="date">
            <text:p>24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25" calcext:value-type="date">
            <text:p>25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26" calcext:value-type="date">
            <text:p>26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27" calcext:value-type="date">
            <text:p>27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28" calcext:value-type="date">
            <text:p>28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29" calcext:value-type="date">
            <text:p>29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4-30" calcext:value-type="date">
            <text:p>30/04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01" calcext:value-type="date">
            <text:p>01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02" calcext:value-type="date">
            <text:p>02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03" calcext:value-type="date">
            <text:p>03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04" calcext:value-type="date">
            <text:p>04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05" calcext:value-type="date">
            <text:p>05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06" calcext:value-type="date">
            <text:p>06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07" calcext:value-type="date">
            <text:p>07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08" calcext:value-type="date">
            <text:p>08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09" calcext:value-type="date">
            <text:p>09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10" calcext:value-type="date">
            <text:p>10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11" calcext:value-type="date">
            <text:p>11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12" calcext:value-type="date">
            <text:p>12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13" calcext:value-type="date">
            <text:p>13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14" calcext:value-type="date">
            <text:p>14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15" calcext:value-type="date">
            <text:p>15/05/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20-05-16" calcext:value-type="date">
            <text:p>16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17" calcext:value-type="date">
            <text:p>17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18" calcext:value-type="date">
            <text:p>18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19" calcext:value-type="date">
            <text:p>19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20" calcext:value-type="date">
            <text:p>20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21" calcext:value-type="date">
            <text:p>21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22" calcext:value-type="date">
            <text:p>22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23" calcext:value-type="date">
            <text:p>23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24" calcext:value-type="date">
            <text:p>24/05/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20-05-25" calcext:value-type="date">
            <text:p>25/05/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20-05-26" calcext:value-type="date">
            <text:p>26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27" calcext:value-type="date">
            <text:p>27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28" calcext:value-type="date">
            <text:p>28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29" calcext:value-type="date">
            <text:p>29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30" calcext:value-type="date">
            <text:p>30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5-31" calcext:value-type="date">
            <text:p>31/05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6-01" calcext:value-type="date">
            <text:p>01/06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6-02" calcext:value-type="date">
            <text:p>02/06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6-03" calcext:value-type="date">
            <text:p>03/06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6-04" calcext:value-type="date">
            <text:p>04/06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6-05" calcext:value-type="date">
            <text:p>05/06/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20-06-06" calcext:value-type="date">
            <text:p>06/06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6-07" calcext:value-type="date">
            <text:p>07/06/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date" office:date-value="2020-06-08" calcext:value-type="date">
            <text:p>08/06/20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20-06-09" calcext:value-type="date">
            <text:p>09/06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6-10" calcext:value-type="date">
            <text:p>10/06/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5" office:value-type="date" office:date-value="2020-06-11" calcext:value-type="date">
            <text:p>11/06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6-12" calcext:value-type="date">
            <text:p>12/06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6-13" calcext:value-type="date">
            <text:p>13/06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6-14" calcext:value-type="date">
            <text:p>14/06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6-15" calcext:value-type="date">
            <text:p>15/06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6-16" calcext:value-type="date">
            <text:p>16/06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6-17" calcext:value-type="date">
            <text:p>17/06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6-18" calcext:value-type="date">
            <text:p>18/06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6-19" calcext:value-type="date">
            <text:p>19/06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6-20" calcext:value-type="date">
            <text:p>20/06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6-21" calcext:value-type="date">
            <text:p>21/06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6-22" calcext:value-type="date">
            <text:p>22/06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6-23" calcext:value-type="date">
            <text:p>23/06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6-24" calcext:value-type="date">
            <text:p>24/06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6-25" calcext:value-type="date">
            <text:p>25/06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6-26" calcext:value-type="date">
            <text:p>26/06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6-27" calcext:value-type="date">
            <text:p>27/06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6-28" calcext:value-type="date">
            <text:p>28/06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6-29" calcext:value-type="date">
            <text:p>29/06/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date" office:date-value="2020-06-30" calcext:value-type="date">
            <text:p>30/06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01" calcext:value-type="date">
            <text:p>01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02" calcext:value-type="date">
            <text:p>02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03" calcext:value-type="date">
            <text:p>03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04" calcext:value-type="date">
            <text:p>04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05" calcext:value-type="date">
            <text:p>05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06" calcext:value-type="date">
            <text:p>06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07" calcext:value-type="date">
            <text:p>07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08" calcext:value-type="date">
            <text:p>08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09" calcext:value-type="date">
            <text:p>09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10" calcext:value-type="date">
            <text:p>10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11" calcext:value-type="date">
            <text:p>11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12" calcext:value-type="date">
            <text:p>12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13" calcext:value-type="date">
            <text:p>13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14" calcext:value-type="date">
            <text:p>14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15" calcext:value-type="date">
            <text:p>15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16" calcext:value-type="date">
            <text:p>16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17" calcext:value-type="date">
            <text:p>17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18" calcext:value-type="date">
            <text:p>18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19" calcext:value-type="date">
            <text:p>19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20" calcext:value-type="date">
            <text:p>20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21" calcext:value-type="date">
            <text:p>21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22" calcext:value-type="date">
            <text:p>22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23" calcext:value-type="date">
            <text:p>23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24" calcext:value-type="date">
            <text:p>24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25" calcext:value-type="date">
            <text:p>25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26" calcext:value-type="date">
            <text:p>26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27" calcext:value-type="date">
            <text:p>27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28" calcext:value-type="date">
            <text:p>28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29" calcext:value-type="date">
            <text:p>29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30" calcext:value-type="date">
            <text:p>30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7-31" calcext:value-type="date">
            <text:p>31/07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01" calcext:value-type="date">
            <text:p>01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02" calcext:value-type="date">
            <text:p>02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03" calcext:value-type="date">
            <text:p>03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04" calcext:value-type="date">
            <text:p>04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05" calcext:value-type="date">
            <text:p>05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06" calcext:value-type="date">
            <text:p>06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07" calcext:value-type="date">
            <text:p>07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08" calcext:value-type="date">
            <text:p>08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09" calcext:value-type="date">
            <text:p>09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10" calcext:value-type="date">
            <text:p>10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11" calcext:value-type="date">
            <text:p>11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12" calcext:value-type="date">
            <text:p>12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13" calcext:value-type="date">
            <text:p>13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14" calcext:value-type="date">
            <text:p>14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15" calcext:value-type="date">
            <text:p>15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16" calcext:value-type="date">
            <text:p>16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17" calcext:value-type="date">
            <text:p>17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18" calcext:value-type="date">
            <text:p>18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19" calcext:value-type="date">
            <text:p>19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20" calcext:value-type="date">
            <text:p>20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21" calcext:value-type="date">
            <text:p>21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22" calcext:value-type="date">
            <text:p>22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23" calcext:value-type="date">
            <text:p>23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24" calcext:value-type="date">
            <text:p>24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25" calcext:value-type="date">
            <text:p>25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26" calcext:value-type="date">
            <text:p>26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27" calcext:value-type="date">
            <text:p>27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28" calcext:value-type="date">
            <text:p>28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29" calcext:value-type="date">
            <text:p>29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30" calcext:value-type="date">
            <text:p>30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8-31" calcext:value-type="date">
            <text:p>31/08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01" calcext:value-type="date">
            <text:p>01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02" calcext:value-type="date">
            <text:p>02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03" calcext:value-type="date">
            <text:p>03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04" calcext:value-type="date">
            <text:p>04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05" calcext:value-type="date">
            <text:p>05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06" calcext:value-type="date">
            <text:p>06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07" calcext:value-type="date">
            <text:p>07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08" calcext:value-type="date">
            <text:p>08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09" calcext:value-type="date">
            <text:p>09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10" calcext:value-type="date">
            <text:p>10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11" calcext:value-type="date">
            <text:p>11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12" calcext:value-type="date">
            <text:p>12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13" calcext:value-type="date">
            <text:p>13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14" calcext:value-type="date">
            <text:p>14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15" calcext:value-type="date">
            <text:p>15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16" calcext:value-type="date">
            <text:p>16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17" calcext:value-type="date">
            <text:p>17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18" calcext:value-type="date">
            <text:p>18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19" calcext:value-type="date">
            <text:p>19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20" calcext:value-type="date">
            <text:p>20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21" calcext:value-type="date">
            <text:p>21/09/20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20-09-22" calcext:value-type="date">
            <text:p>22/09/20</text:p>
          </table:table-cell>
          <table:table-cell office:value-type="float" office:value="47.5" calcext:value-type="float">
            <text:p>47,5</text:p>
          </table:table-cell>
        </table:table-row>
        <table:table-row table:style-name="ro1">
          <table:table-cell table:style-name="ce5" office:value-type="date" office:date-value="2020-09-23" calcext:value-type="date">
            <text:p>23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24" calcext:value-type="date">
            <text:p>24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25" calcext:value-type="date">
            <text:p>25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26" calcext:value-type="date">
            <text:p>26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27" calcext:value-type="date">
            <text:p>27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28" calcext:value-type="date">
            <text:p>28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29" calcext:value-type="date">
            <text:p>29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09-30" calcext:value-type="date">
            <text:p>30/09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0-01" calcext:value-type="date">
            <text:p>01/10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0-02" calcext:value-type="date">
            <text:p>02/10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0-03" calcext:value-type="date">
            <text:p>03/10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0-04" calcext:value-type="date">
            <text:p>04/10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0-05" calcext:value-type="date">
            <text:p>05/10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0-06" calcext:value-type="date">
            <text:p>06/10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0-07" calcext:value-type="date">
            <text:p>07/10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0-08" calcext:value-type="date">
            <text:p>08/10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0-09" calcext:value-type="date">
            <text:p>09/10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0-10" calcext:value-type="date">
            <text:p>10/10/20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20-10-11" calcext:value-type="date">
            <text:p>11/10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0-12" calcext:value-type="date">
            <text:p>12/10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0-13" calcext:value-type="date">
            <text:p>13/10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0-14" calcext:value-type="date">
            <text:p>14/10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0-15" calcext:value-type="date">
            <text:p>15/10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0-16" calcext:value-type="date">
            <text:p>16/10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0-17" calcext:value-type="date">
            <text:p>17/10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0-18" calcext:value-type="date">
            <text:p>18/10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0-19" calcext:value-type="date">
            <text:p>19/10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0-20" calcext:value-type="date">
            <text:p>20/10/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date" office:date-value="2020-10-21" calcext:value-type="date">
            <text:p>21/10/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date" office:date-value="2020-10-22" calcext:value-type="date">
            <text:p>22/10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0-23" calcext:value-type="date">
            <text:p>23/10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0-24" calcext:value-type="date">
            <text:p>24/10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0-25" calcext:value-type="date">
            <text:p>25/10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0-26" calcext:value-type="date">
            <text:p>26/10/20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table:style-name="ce5" office:value-type="date" office:date-value="2020-10-27" calcext:value-type="date">
            <text:p>27/10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0-28" calcext:value-type="date">
            <text:p>28/10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0-29" calcext:value-type="date">
            <text:p>29/10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0-30" calcext:value-type="date">
            <text:p>30/10/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date" office:date-value="2020-10-31" calcext:value-type="date">
            <text:p>31/10/20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20-11-01" calcext:value-type="date">
            <text:p>01/1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1-02" calcext:value-type="date">
            <text:p>02/1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1-03" calcext:value-type="date">
            <text:p>03/1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1-04" calcext:value-type="date">
            <text:p>04/1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1-05" calcext:value-type="date">
            <text:p>05/1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1-06" calcext:value-type="date">
            <text:p>06/1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1-07" calcext:value-type="date">
            <text:p>07/1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1-08" calcext:value-type="date">
            <text:p>08/1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1-09" calcext:value-type="date">
            <text:p>09/1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1-10" calcext:value-type="date">
            <text:p>10/11/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20-11-11" calcext:value-type="date">
            <text:p>11/11/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date" office:date-value="2020-11-12" calcext:value-type="date">
            <text:p>12/11/20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table:style-name="ce5" office:value-type="date" office:date-value="2020-11-13" calcext:value-type="date">
            <text:p>13/11/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date" office:date-value="2020-11-14" calcext:value-type="date">
            <text:p>14/1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1-15" calcext:value-type="date">
            <text:p>15/11/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date" office:date-value="2020-11-16" calcext:value-type="date">
            <text:p>16/1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1-17" calcext:value-type="date">
            <text:p>17/1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1-18" calcext:value-type="date">
            <text:p>18/11/20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20-11-19" calcext:value-type="date">
            <text:p>19/11/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5" office:value-type="date" office:date-value="2020-11-20" calcext:value-type="date">
            <text:p>20/11/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20-11-21" calcext:value-type="date">
            <text:p>21/1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1-22" calcext:value-type="date">
            <text:p>22/1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1-23" calcext:value-type="date">
            <text:p>23/11/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date" office:date-value="2020-11-24" calcext:value-type="date">
            <text:p>24/1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1-25" calcext:value-type="date">
            <text:p>25/1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1-26" calcext:value-type="date">
            <text:p>26/1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1-27" calcext:value-type="date">
            <text:p>27/1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1-28" calcext:value-type="date">
            <text:p>28/1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1-29" calcext:value-type="date">
            <text:p>29/1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1-30" calcext:value-type="date">
            <text:p>30/1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2-01" calcext:value-type="date">
            <text:p>01/12/20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20-12-02" calcext:value-type="date">
            <text:p>02/12/20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table:style-name="ce5" office:value-type="date" office:date-value="2020-12-03" calcext:value-type="date">
            <text:p>03/12/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date" office:date-value="2020-12-04" calcext:value-type="date">
            <text:p>04/12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2-05" calcext:value-type="date">
            <text:p>05/12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2-06" calcext:value-type="date">
            <text:p>06/12/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20-12-07" calcext:value-type="date">
            <text:p>07/12/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date" office:date-value="2020-12-08" calcext:value-type="date">
            <text:p>08/12/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5" office:value-type="date" office:date-value="2020-12-09" calcext:value-type="date">
            <text:p>09/12/20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table:style-name="ce5" office:value-type="date" office:date-value="2020-12-10" calcext:value-type="date">
            <text:p>10/12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2-11" calcext:value-type="date">
            <text:p>11/12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2-12" calcext:value-type="date">
            <text:p>12/12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2-13" calcext:value-type="date">
            <text:p>13/12/20</text:p>
          </table:table-cell>
          <table:table-cell office:value-type="float" office:value="27.5" calcext:value-type="float">
            <text:p>27,5</text:p>
          </table:table-cell>
        </table:table-row>
        <table:table-row table:style-name="ro1">
          <table:table-cell table:style-name="ce5" office:value-type="date" office:date-value="2020-12-14" calcext:value-type="date">
            <text:p>14/12/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20-12-15" calcext:value-type="date">
            <text:p>15/12/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20-12-16" calcext:value-type="date">
            <text:p>16/12/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20-12-17" calcext:value-type="date">
            <text:p>17/12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2-18" calcext:value-type="date">
            <text:p>18/12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2-19" calcext:value-type="date">
            <text:p>19/12/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date" office:date-value="2020-12-20" calcext:value-type="date">
            <text:p>20/12/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date" office:date-value="2020-12-21" calcext:value-type="date">
            <text:p>21/12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2-22" calcext:value-type="date">
            <text:p>22/12/20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20-12-23" calcext:value-type="date">
            <text:p>23/12/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20-12-24" calcext:value-type="date">
            <text:p>24/12/20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20-12-25" calcext:value-type="date">
            <text:p>25/12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0-12-26" calcext:value-type="date">
            <text:p>26/12/20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20-12-27" calcext:value-type="date">
            <text:p>27/12/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5" office:value-type="date" office:date-value="2020-12-28" calcext:value-type="date">
            <text:p>28/12/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date" office:date-value="2020-12-29" calcext:value-type="date">
            <text:p>29/12/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20-12-30" calcext:value-type="date">
            <text:p>30/12/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5" office:value-type="date" office:date-value="2020-12-31" calcext:value-type="date">
            <text:p>31/12/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5" office:value-type="date" office:date-value="2021-01-01" calcext:value-type="date">
            <text:p>01/01/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5" office:value-type="date" office:date-value="2021-01-02" calcext:value-type="date">
            <text:p>02/01/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date" office:date-value="2021-01-03" calcext:value-type="date">
            <text:p>03/01/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date" office:date-value="2021-01-04" calcext:value-type="date">
            <text:p>04/0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1-05" calcext:value-type="date">
            <text:p>05/0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1-06" calcext:value-type="date">
            <text:p>06/0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1-07" calcext:value-type="date">
            <text:p>07/0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1-08" calcext:value-type="date">
            <text:p>08/01/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5" office:value-type="date" office:date-value="2021-01-09" calcext:value-type="date">
            <text:p>09/01/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21-01-10" calcext:value-type="date">
            <text:p>10/0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1-11" calcext:value-type="date">
            <text:p>11/01/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5" office:value-type="date" office:date-value="2021-01-12" calcext:value-type="date">
            <text:p>12/01/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5" office:value-type="date" office:date-value="2021-01-13" calcext:value-type="date">
            <text:p>13/0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1-14" calcext:value-type="date">
            <text:p>14/01/21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table:style-name="ce5" office:value-type="date" office:date-value="2021-01-15" calcext:value-type="date">
            <text:p>15/01/2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21-01-16" calcext:value-type="date">
            <text:p>16/01/21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21-01-17" calcext:value-type="date">
            <text:p>17/01/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date" office:date-value="2021-01-18" calcext:value-type="date">
            <text:p>18/0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1-19" calcext:value-type="date">
            <text:p>19/0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1-20" calcext:value-type="date">
            <text:p>20/0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1-21" calcext:value-type="date">
            <text:p>21/0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1-22" calcext:value-type="date">
            <text:p>22/0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1-23" calcext:value-type="date">
            <text:p>23/0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1-24" calcext:value-type="date">
            <text:p>24/0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1-25" calcext:value-type="date">
            <text:p>25/0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1-26" calcext:value-type="date">
            <text:p>26/0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1-27" calcext:value-type="date">
            <text:p>27/0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1-28" calcext:value-type="date">
            <text:p>28/0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1-29" calcext:value-type="date">
            <text:p>29/0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1-30" calcext:value-type="date">
            <text:p>30/0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1-31" calcext:value-type="date">
            <text:p>31/0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2-01" calcext:value-type="date">
            <text:p>01/02/21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table:style-name="ce5" office:value-type="date" office:date-value="2021-02-02" calcext:value-type="date">
            <text:p>02/02/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date" office:date-value="2021-02-03" calcext:value-type="date">
            <text:p>03/0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2-04" calcext:value-type="date">
            <text:p>04/02/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21-02-05" calcext:value-type="date">
            <text:p>05/02/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5" office:value-type="date" office:date-value="2021-02-06" calcext:value-type="date">
            <text:p>06/02/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21-02-07" calcext:value-type="date">
            <text:p>07/02/21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table:style-name="ce5" office:value-type="date" office:date-value="2021-02-08" calcext:value-type="date">
            <text:p>08/0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2-09" calcext:value-type="date">
            <text:p>09/0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2-10" calcext:value-type="date">
            <text:p>10/0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2-11" calcext:value-type="date">
            <text:p>11/0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2-12" calcext:value-type="date">
            <text:p>12/0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2-13" calcext:value-type="date">
            <text:p>13/0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2-14" calcext:value-type="date">
            <text:p>14/0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2-15" calcext:value-type="date">
            <text:p>15/02/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date" office:date-value="2021-02-16" calcext:value-type="date">
            <text:p>16/0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2-17" calcext:value-type="date">
            <text:p>17/0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2-18" calcext:value-type="date">
            <text:p>18/0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2-19" calcext:value-type="date">
            <text:p>19/0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2-20" calcext:value-type="date">
            <text:p>20/0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2-21" calcext:value-type="date">
            <text:p>21/0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2-22" calcext:value-type="date">
            <text:p>22/0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2-23" calcext:value-type="date">
            <text:p>23/02/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date" office:date-value="2021-02-24" calcext:value-type="date">
            <text:p>24/02/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date" office:date-value="2021-02-25" calcext:value-type="date">
            <text:p>25/02/2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21-02-26" calcext:value-type="date">
            <text:p>26/0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2-27" calcext:value-type="date">
            <text:p>27/0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2-28" calcext:value-type="date">
            <text:p>28/02/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5" office:value-type="date" office:date-value="2021-03-01" calcext:value-type="date">
            <text:p>01/03/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date" office:date-value="2021-03-02" calcext:value-type="date">
            <text:p>02/03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3-03" calcext:value-type="date">
            <text:p>03/03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3-04" calcext:value-type="date">
            <text:p>04/03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3-05" calcext:value-type="date">
            <text:p>05/03/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date" office:date-value="2021-03-06" calcext:value-type="date">
            <text:p>06/03/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21-03-07" calcext:value-type="date">
            <text:p>07/03/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5" office:value-type="date" office:date-value="2021-03-08" calcext:value-type="date">
            <text:p>08/03/21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table:style-name="ce5" office:value-type="date" office:date-value="2021-03-09" calcext:value-type="date">
            <text:p>09/03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3-10" calcext:value-type="date">
            <text:p>10/03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3-11" calcext:value-type="date">
            <text:p>11/03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3-12" calcext:value-type="date">
            <text:p>12/03/2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21-03-13" calcext:value-type="date">
            <text:p>13/03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3-14" calcext:value-type="date">
            <text:p>14/03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3-15" calcext:value-type="date">
            <text:p>15/03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3-16" calcext:value-type="date">
            <text:p>16/03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3-17" calcext:value-type="date">
            <text:p>17/03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3-18" calcext:value-type="date">
            <text:p>18/03/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21-03-19" calcext:value-type="date">
            <text:p>19/03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3-20" calcext:value-type="date">
            <text:p>20/03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3-21" calcext:value-type="date">
            <text:p>21/03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3-22" calcext:value-type="date">
            <text:p>22/03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3-23" calcext:value-type="date">
            <text:p>23/03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3-24" calcext:value-type="date">
            <text:p>24/03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3-25" calcext:value-type="date">
            <text:p>25/03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3-26" calcext:value-type="date">
            <text:p>26/03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3-27" calcext:value-type="date">
            <text:p>27/03/21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21-03-28" calcext:value-type="date">
            <text:p>28/03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3-29" calcext:value-type="date">
            <text:p>29/03/2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5" office:value-type="date" office:date-value="2021-03-30" calcext:value-type="date">
            <text:p>30/03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3-31" calcext:value-type="date">
            <text:p>31/03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01" calcext:value-type="date">
            <text:p>01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02" calcext:value-type="date">
            <text:p>02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03" calcext:value-type="date">
            <text:p>03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04" calcext:value-type="date">
            <text:p>04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05" calcext:value-type="date">
            <text:p>05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06" calcext:value-type="date">
            <text:p>06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07" calcext:value-type="date">
            <text:p>07/04/2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21-04-08" calcext:value-type="date">
            <text:p>08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09" calcext:value-type="date">
            <text:p>09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10" calcext:value-type="date">
            <text:p>10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11" calcext:value-type="date">
            <text:p>11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12" calcext:value-type="date">
            <text:p>12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13" calcext:value-type="date">
            <text:p>13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14" calcext:value-type="date">
            <text:p>14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15" calcext:value-type="date">
            <text:p>15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16" calcext:value-type="date">
            <text:p>16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17" calcext:value-type="date">
            <text:p>17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18" calcext:value-type="date">
            <text:p>18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19" calcext:value-type="date">
            <text:p>19/04/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date" office:date-value="2021-04-20" calcext:value-type="date">
            <text:p>20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21" calcext:value-type="date">
            <text:p>21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22" calcext:value-type="date">
            <text:p>22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23" calcext:value-type="date">
            <text:p>23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24" calcext:value-type="date">
            <text:p>24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25" calcext:value-type="date">
            <text:p>25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26" calcext:value-type="date">
            <text:p>26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27" calcext:value-type="date">
            <text:p>27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28" calcext:value-type="date">
            <text:p>28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29" calcext:value-type="date">
            <text:p>29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4-30" calcext:value-type="date">
            <text:p>30/04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01" calcext:value-type="date">
            <text:p>01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02" calcext:value-type="date">
            <text:p>02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03" calcext:value-type="date">
            <text:p>03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04" calcext:value-type="date">
            <text:p>04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05" calcext:value-type="date">
            <text:p>05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06" calcext:value-type="date">
            <text:p>06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07" calcext:value-type="date">
            <text:p>07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08" calcext:value-type="date">
            <text:p>08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09" calcext:value-type="date">
            <text:p>09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10" calcext:value-type="date">
            <text:p>10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11" calcext:value-type="date">
            <text:p>11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12" calcext:value-type="date">
            <text:p>12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13" calcext:value-type="date">
            <text:p>13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14" calcext:value-type="date">
            <text:p>14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15" calcext:value-type="date">
            <text:p>15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16" calcext:value-type="date">
            <text:p>16/05/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date" office:date-value="2021-05-17" calcext:value-type="date">
            <text:p>17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18" calcext:value-type="date">
            <text:p>18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19" calcext:value-type="date">
            <text:p>19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20" calcext:value-type="date">
            <text:p>20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21" calcext:value-type="date">
            <text:p>21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22" calcext:value-type="date">
            <text:p>22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23" calcext:value-type="date">
            <text:p>23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24" calcext:value-type="date">
            <text:p>24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25" calcext:value-type="date">
            <text:p>25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26" calcext:value-type="date">
            <text:p>26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27" calcext:value-type="date">
            <text:p>27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28" calcext:value-type="date">
            <text:p>28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29" calcext:value-type="date">
            <text:p>29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30" calcext:value-type="date">
            <text:p>30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5-31" calcext:value-type="date">
            <text:p>31/05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01" calcext:value-type="date">
            <text:p>01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02" calcext:value-type="date">
            <text:p>02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03" calcext:value-type="date">
            <text:p>03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04" calcext:value-type="date">
            <text:p>04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05" calcext:value-type="date">
            <text:p>05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06" calcext:value-type="date">
            <text:p>06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07" calcext:value-type="date">
            <text:p>07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08" calcext:value-type="date">
            <text:p>08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09" calcext:value-type="date">
            <text:p>09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10" calcext:value-type="date">
            <text:p>10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11" calcext:value-type="date">
            <text:p>11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12" calcext:value-type="date">
            <text:p>12/06/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21-06-13" calcext:value-type="date">
            <text:p>13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14" calcext:value-type="date">
            <text:p>14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15" calcext:value-type="date">
            <text:p>15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16" calcext:value-type="date">
            <text:p>16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17" calcext:value-type="date">
            <text:p>17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18" calcext:value-type="date">
            <text:p>18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19" calcext:value-type="date">
            <text:p>19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20" calcext:value-type="date">
            <text:p>20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21" calcext:value-type="date">
            <text:p>21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22" calcext:value-type="date">
            <text:p>22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23" calcext:value-type="date">
            <text:p>23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24" calcext:value-type="date">
            <text:p>24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25" calcext:value-type="date">
            <text:p>25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26" calcext:value-type="date">
            <text:p>26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27" calcext:value-type="date">
            <text:p>27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28" calcext:value-type="date">
            <text:p>28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29" calcext:value-type="date">
            <text:p>29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6-30" calcext:value-type="date">
            <text:p>30/06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01" calcext:value-type="date">
            <text:p>01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02" calcext:value-type="date">
            <text:p>02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03" calcext:value-type="date">
            <text:p>03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04" calcext:value-type="date">
            <text:p>04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05" calcext:value-type="date">
            <text:p>05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06" calcext:value-type="date">
            <text:p>06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07" calcext:value-type="date">
            <text:p>07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08" calcext:value-type="date">
            <text:p>08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09" calcext:value-type="date">
            <text:p>09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10" calcext:value-type="date">
            <text:p>10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11" calcext:value-type="date">
            <text:p>11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12" calcext:value-type="date">
            <text:p>12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13" calcext:value-type="date">
            <text:p>13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14" calcext:value-type="date">
            <text:p>14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15" calcext:value-type="date">
            <text:p>15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16" calcext:value-type="date">
            <text:p>16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17" calcext:value-type="date">
            <text:p>17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18" calcext:value-type="date">
            <text:p>18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19" calcext:value-type="date">
            <text:p>19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20" calcext:value-type="date">
            <text:p>20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21" calcext:value-type="date">
            <text:p>21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22" calcext:value-type="date">
            <text:p>22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23" calcext:value-type="date">
            <text:p>23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24" calcext:value-type="date">
            <text:p>24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25" calcext:value-type="date">
            <text:p>25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26" calcext:value-type="date">
            <text:p>26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27" calcext:value-type="date">
            <text:p>27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28" calcext:value-type="date">
            <text:p>28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29" calcext:value-type="date">
            <text:p>29/07/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21-07-30" calcext:value-type="date">
            <text:p>30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7-31" calcext:value-type="date">
            <text:p>31/07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01" calcext:value-type="date">
            <text:p>01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02" calcext:value-type="date">
            <text:p>02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03" calcext:value-type="date">
            <text:p>03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04" calcext:value-type="date">
            <text:p>04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05" calcext:value-type="date">
            <text:p>05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06" calcext:value-type="date">
            <text:p>06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07" calcext:value-type="date">
            <text:p>07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08" calcext:value-type="date">
            <text:p>08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09" calcext:value-type="date">
            <text:p>09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10" calcext:value-type="date">
            <text:p>10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11" calcext:value-type="date">
            <text:p>11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12" calcext:value-type="date">
            <text:p>12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13" calcext:value-type="date">
            <text:p>13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14" calcext:value-type="date">
            <text:p>14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15" calcext:value-type="date">
            <text:p>15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16" calcext:value-type="date">
            <text:p>16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17" calcext:value-type="date">
            <text:p>17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18" calcext:value-type="date">
            <text:p>18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19" calcext:value-type="date">
            <text:p>19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20" calcext:value-type="date">
            <text:p>20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21" calcext:value-type="date">
            <text:p>21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22" calcext:value-type="date">
            <text:p>22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23" calcext:value-type="date">
            <text:p>23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24" calcext:value-type="date">
            <text:p>24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25" calcext:value-type="date">
            <text:p>25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26" calcext:value-type="date">
            <text:p>26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27" calcext:value-type="date">
            <text:p>27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28" calcext:value-type="date">
            <text:p>28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29" calcext:value-type="date">
            <text:p>29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30" calcext:value-type="date">
            <text:p>30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8-31" calcext:value-type="date">
            <text:p>31/08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01" calcext:value-type="date">
            <text:p>01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02" calcext:value-type="date">
            <text:p>02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03" calcext:value-type="date">
            <text:p>03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04" calcext:value-type="date">
            <text:p>04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05" calcext:value-type="date">
            <text:p>05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06" calcext:value-type="date">
            <text:p>06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07" calcext:value-type="date">
            <text:p>07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08" calcext:value-type="date">
            <text:p>08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09" calcext:value-type="date">
            <text:p>09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10" calcext:value-type="date">
            <text:p>10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11" calcext:value-type="date">
            <text:p>11/09/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21-09-12" calcext:value-type="date">
            <text:p>12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13" calcext:value-type="date">
            <text:p>13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14" calcext:value-type="date">
            <text:p>14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15" calcext:value-type="date">
            <text:p>15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16" calcext:value-type="date">
            <text:p>16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17" calcext:value-type="date">
            <text:p>17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18" calcext:value-type="date">
            <text:p>18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19" calcext:value-type="date">
            <text:p>19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20" calcext:value-type="date">
            <text:p>20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21" calcext:value-type="date">
            <text:p>21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22" calcext:value-type="date">
            <text:p>22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23" calcext:value-type="date">
            <text:p>23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24" calcext:value-type="date">
            <text:p>24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25" calcext:value-type="date">
            <text:p>25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26" calcext:value-type="date">
            <text:p>26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27" calcext:value-type="date">
            <text:p>27/09/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date" office:date-value="2021-09-28" calcext:value-type="date">
            <text:p>28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29" calcext:value-type="date">
            <text:p>29/09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09-30" calcext:value-type="date">
            <text:p>30/09/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date" office:date-value="2021-10-01" calcext:value-type="date">
            <text:p>01/10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0-02" calcext:value-type="date">
            <text:p>02/10/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21-10-03" calcext:value-type="date">
            <text:p>03/10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0-04" calcext:value-type="date">
            <text:p>04/10/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21-10-05" calcext:value-type="date">
            <text:p>05/10/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date" office:date-value="2021-10-06" calcext:value-type="date">
            <text:p>06/10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0-07" calcext:value-type="date">
            <text:p>07/10/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21-10-08" calcext:value-type="date">
            <text:p>08/10/21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21-10-09" calcext:value-type="date">
            <text:p>09/10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0-10" calcext:value-type="date">
            <text:p>10/10/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5" office:value-type="date" office:date-value="2021-10-11" calcext:value-type="date">
            <text:p>11/10/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5" office:value-type="date" office:date-value="2021-10-12" calcext:value-type="date">
            <text:p>12/10/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5" office:value-type="date" office:date-value="2021-10-13" calcext:value-type="date">
            <text:p>13/10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0-14" calcext:value-type="date">
            <text:p>14/10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0-15" calcext:value-type="date">
            <text:p>15/10/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5" office:value-type="date" office:date-value="2021-10-16" calcext:value-type="date">
            <text:p>16/10/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5" office:value-type="date" office:date-value="2021-10-17" calcext:value-type="date">
            <text:p>17/10/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date" office:date-value="2021-10-18" calcext:value-type="date">
            <text:p>18/10/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date" office:date-value="2021-10-19" calcext:value-type="date">
            <text:p>19/10/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date" office:date-value="2021-10-20" calcext:value-type="date">
            <text:p>20/10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0-21" calcext:value-type="date">
            <text:p>21/10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0-22" calcext:value-type="date">
            <text:p>22/10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0-23" calcext:value-type="date">
            <text:p>23/10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0-24" calcext:value-type="date">
            <text:p>24/10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0-25" calcext:value-type="date">
            <text:p>25/10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0-26" calcext:value-type="date">
            <text:p>26/10/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date" office:date-value="2021-10-27" calcext:value-type="date">
            <text:p>27/10/2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5" office:value-type="date" office:date-value="2021-10-28" calcext:value-type="date">
            <text:p>28/10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0-29" calcext:value-type="date">
            <text:p>29/10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0-30" calcext:value-type="date">
            <text:p>30/10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0-31" calcext:value-type="date">
            <text:p>31/10/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date" office:date-value="2021-11-01" calcext:value-type="date">
            <text:p>01/11/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5" office:value-type="date" office:date-value="2021-11-02" calcext:value-type="date">
            <text:p>02/11/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5" office:value-type="date" office:date-value="2021-11-03" calcext:value-type="date">
            <text:p>03/1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1-04" calcext:value-type="date">
            <text:p>04/1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1-05" calcext:value-type="date">
            <text:p>05/1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1-06" calcext:value-type="date">
            <text:p>06/1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1-07" calcext:value-type="date">
            <text:p>07/1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1-08" calcext:value-type="date">
            <text:p>08/1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1-09" calcext:value-type="date">
            <text:p>09/1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1-10" calcext:value-type="date">
            <text:p>10/11/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1-12" calcext:value-type="date">
            <text:p>12/1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1-13" calcext:value-type="date">
            <text:p>13/1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1-14" calcext:value-type="date">
            <text:p>14/1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1-15" calcext:value-type="date">
            <text:p>15/1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1-16" calcext:value-type="date">
            <text:p>16/1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1-17" calcext:value-type="date">
            <text:p>17/1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1-18" calcext:value-type="date">
            <text:p>18/1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1-19" calcext:value-type="date">
            <text:p>19/11/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5" office:value-type="date" office:date-value="2021-11-20" calcext:value-type="date">
            <text:p>20/11/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5" office:value-type="date" office:date-value="2021-11-21" calcext:value-type="date">
            <text:p>21/11/2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21-11-22" calcext:value-type="date">
            <text:p>22/1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1-23" calcext:value-type="date">
            <text:p>23/1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1-24" calcext:value-type="date">
            <text:p>24/1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1-25" calcext:value-type="date">
            <text:p>25/1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1-26" calcext:value-type="date">
            <text:p>26/11/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date" office:date-value="2021-11-27" calcext:value-type="date">
            <text:p>27/11/21</text:p>
          </table:table-cell>
          <table:table-cell office:value-type="float" office:value="27.5" calcext:value-type="float">
            <text:p>27,5</text:p>
          </table:table-cell>
        </table:table-row>
        <table:table-row table:style-name="ro1">
          <table:table-cell table:style-name="ce5" office:value-type="date" office:date-value="2021-11-28" calcext:value-type="date">
            <text:p>28/1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1-29" calcext:value-type="date">
            <text:p>29/1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1-30" calcext:value-type="date">
            <text:p>30/1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2-01" calcext:value-type="date">
            <text:p>01/1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2-02" calcext:value-type="date">
            <text:p>02/1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2-03" calcext:value-type="date">
            <text:p>03/1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2-04" calcext:value-type="date">
            <text:p>04/1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2-05" calcext:value-type="date">
            <text:p>05/1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2-06" calcext:value-type="date">
            <text:p>06/12/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5" office:value-type="date" office:date-value="2021-12-07" calcext:value-type="date">
            <text:p>07/12/21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21-12-08" calcext:value-type="date">
            <text:p>08/1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2-09" calcext:value-type="date">
            <text:p>09/12/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date" office:date-value="2021-12-10" calcext:value-type="date">
            <text:p>10/1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2-11" calcext:value-type="date">
            <text:p>11/1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2-12" calcext:value-type="date">
            <text:p>12/1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2-13" calcext:value-type="date">
            <text:p>13/12/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date" office:date-value="2021-12-14" calcext:value-type="date">
            <text:p>14/1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2-15" calcext:value-type="date">
            <text:p>15/12/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date" office:date-value="2021-12-16" calcext:value-type="date">
            <text:p>16/12/2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date" office:date-value="2021-12-17" calcext:value-type="date">
            <text:p>17/12/21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table:style-name="ce5" office:value-type="date" office:date-value="2021-12-18" calcext:value-type="date">
            <text:p>18/12/21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table:style-name="ce5" office:value-type="date" office:date-value="2021-12-19" calcext:value-type="date">
            <text:p>19/1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2-20" calcext:value-type="date">
            <text:p>20/1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2-21" calcext:value-type="date">
            <text:p>21/1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2-22" calcext:value-type="date">
            <text:p>22/1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2-23" calcext:value-type="date">
            <text:p>23/12/21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21-12-24" calcext:value-type="date">
            <text:p>24/1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2-25" calcext:value-type="date">
            <text:p>25/1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2-26" calcext:value-type="date">
            <text:p>26/1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2-27" calcext:value-type="date">
            <text:p>27/1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2-28" calcext:value-type="date">
            <text:p>28/12/21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5" office:value-type="date" office:date-value="2021-12-29" calcext:value-type="date">
            <text:p>29/12/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date" office:date-value="2021-12-30" calcext:value-type="date">
            <text:p>30/12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date" office:date-value="2021-12-31" calcext:value-type="date">
            <text:p>31/12/21</text:p>
          </table:table-cell>
          <table:table-cell office:value-type="float" office:value="12.5" calcext:value-type="float">
            <text:p>12,5</text:p>
          </table:table-cell>
        </table:table-row>
        <table:table-row table:style-name="ro2" table:number-rows-repeated="1046382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decimal-places="3" number:min-integer-digits="1"/>
    </number:number-style>
    <number:number-style style:name="N119">
      <number:number number:decimal-places="0" number:min-decimal-places="0" number:min-integer-digits="0"/>
    </number:number-style>
    <number:number-style style:name="N118">
      <number:number number:decimal-places="1" number:min-decimal-places="1" number:min-integer-digits="0" number:grouping="true"/>
    </number:number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6">
      <number:minutes number:style="long"/>
      <number:text>:</number:text>
      <number:seconds number:style="long" number:decimal-places="1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10:33:26.452896484</meta:creation-date>
    <dc:date>2022-09-06T17:12:21.013076013</dc:date>
    <meta:editing-duration>PT10M13S</meta:editing-duration>
    <meta:editing-cycles>5</meta:editing-cycles>
    <meta:generator>LibreOffice/7.3.5.2$Linux_X86_64 LibreOffice_project/30$Build-2</meta:generator>
    <meta:document-statistic meta:table-count="1" meta:cell-count="4386" meta:object-count="0"/>
  </office:meta>
</office:document-meta>
</file>